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146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7764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2957in"/>
    </style:style>
    <style:style style:name="co9" style:family="table-column">
      <style:table-column-properties fo:break-before="auto" style:column-width="1.1937in"/>
    </style:style>
    <style:style style:name="co10" style:family="table-column">
      <style:table-column-properties fo:break-before="auto" style:column-width="1.2618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2.4453in"/>
    </style:style>
    <style:style style:name="co13" style:family="table-column">
      <style:table-column-properties fo:break-before="auto" style:column-width="3.629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  <style:text-properties style:font-name="Liberation Serif" fo:font-size="12pt" style:font-size-asian="12pt" style:font-size-complex="12pt"/>
    </style:style>
    <style:style style:name="ce2" style:family="table-cell" style:parent-style-name="Default" style:data-style-name="N100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3" style:family="table-cell" style:parent-style-name="Default" style:data-style-name="N100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1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1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1">
      <style:text-properties style:font-name="Liberation Serif"/>
    </style:style>
    <style:style style:name="ce10" style:family="table-cell" style:parent-style-name="Default">
      <style:table-cell-properties style:vertical-align="middl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66ffff" style:vertical-align="middl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none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vertical-align="middle"/>
      <style:text-properties fo:color="#313739" style:font-name="Liberation Serif" fo:font-size="12pt" fo:language="none" fo:country="none" style:font-name-asian="Cantarell" style:font-size-asian="12pt" style:language-asian="none" style:country-asian="none" style:font-name-complex="Cantarell" style:font-size-complex="12pt" style:language-complex="none" style:country-complex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erif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6"/>
        <table:table-column table:style-name="co3" table:default-cell-style-name="ce6"/>
        <table:table-column table:style-name="co2" table:default-cell-style-name="ce6"/>
        <table:table-column table:style-name="co2" table:default-cell-style-name="ce12"/>
        <table:table-column table:style-name="co4" table:number-columns-repeated="3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3"/>
        <table:table-column table:style-name="co11" table:default-cell-style-name="ce1"/>
        <table:table-column table:style-name="co12" table:default-cell-style-name="ce4"/>
        <table:table-column table:style-name="co13" table:default-cell-style-name="ce4"/>
        <table:table-column table:style-name="co14" table:number-columns-repeated="1004" table:default-cell-style-name="ce4"/>
        <table:table-row table:style-name="ro1">
          <table:table-cell table:style-name="ce1" office:value-type="string" calcext:value-type="string">
            <text:p>Specie name</text:p>
          </table:table-cell>
          <table:table-cell table:style-name="ce4" office:value-type="string" calcext:value-type="string">
            <text:p>nM (ConcSet)</text:p>
          </table:table-cell>
          <table:table-cell table:style-name="ce4" office:value-type="string" calcext:value-type="string">
            <text:p>nM (PSD)</text:p>
          </table:table-cell>
          <table:table-cell table:style-name="ce4" office:value-type="string" calcext:value-type="string">
            <text:p>nM (neck)</text:p>
          </table:table-cell>
          <table:table-cell table:style-name="ce4" office:value-type="string" calcext:value-type="string">
            <text:p>nM (head)</text:p>
          </table:table-cell>
          <table:table-cell office:value-type="string" calcext:value-type="string">
            <text:p>picoSD (dendrite)</text:p>
          </table:table-cell>
          <table:table-cell table:style-name="ce4" office:value-type="string" calcext:value-type="string">
            <text:p>nM (picoSD)</text:p>
          </table:table-cell>
          <table:table-cell table:style-name="ce10" office:value-type="string" calcext:value-type="string">
            <text:p>TOTAL (in nM)</text:p>
          </table:table-cell>
          <table:table-cell table:number-columns-repeated="3"/>
          <table:table-cell table:style-name="ce4" office:value-type="string" calcext:value-type="string">
            <text:p>Base Molecule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nM (Sub)</text:p>
          </table:table-cell>
          <table:table-cell table:style-name="ce16" office:value-type="string" calcext:value-type="string">
            <text:p>n=</text:p>
          </table:table-cell>
          <table:table-cell office:value-type="string" calcext:value-type="string">
            <text:p>nM (TotalSub)</text:p>
          </table:table-cell>
          <table:table-cell table:style-name="ce4" office:value-type="string" calcext:value-type="string">
            <text:p>nM (TotalBase)</text:p>
          </table:table-cell>
          <table:table-cell table:style-name="ce4" office:value-type="string" calcext:value-type="string">
            <text:p>estimate (<text:span text:style-name="T2">μ</text:span>M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volume</text:p>
          </table:table-cell>
          <table:table-cell table:style-name="ce5" table:formula="of:=SUM([.C2:.G2])" office:value-type="float" office:value="0.97" calcext:value-type="float">
            <text:p>0.97</text:p>
          </table:table-cell>
          <table:table-cell table:number-columns-repeated="2" table:style-name="ce5" office:value-type="float" office:value="0.01" calcext:value-type="float">
            <text:p>0.01</text:p>
          </table:table-cell>
          <table:table-cell table:style-name="ce5" office:value-type="float" office:value="0.05" calcext:value-type="float">
            <text:p>0.05</text:p>
          </table:table-cell>
          <table:table-cell table:style-name="ce8"/>
          <table:table-cell table:style-name="ce5" office:value-type="float" office:value="0.9" calcext:value-type="float">
            <text:p>0.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table:style-name="ce16"/>
          <table:table-cell/>
          <table:table-cell table:style-name="ce4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4"/>
          <table:table-cell/>
          <table:table-cell table:style-name="ce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6"/>
          <table:table-cell/>
          <table:table-cell table:style-name="ce4"/>
          <table:table-cell table:number-columns-repeated="100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10*[.F4]" office:value-type="float" office:value="0" calcext:value-type="float">
            <text:p>0</text:p>
          </table:table-cell>
          <table:table-cell table:formula="of:=([.B4]*[.$B$2]+[.C4]*[.$C$2]+[.D4]*[.$D$2]+[.E4]*[.$E$2]+[.G4]*[.$G$2])/[.$H$2]" office:value-type="float" office:value="49.47" calcext:value-type="float">
            <text:p>49</text:p>
          </table:table-cell>
          <table:table-cell table:number-columns-repeated="3"/>
          <table:table-cell office:value-type="string" calcext:value-type="string">
            <text:p>Ca</text:p>
          </table:table-cell>
          <table:table-cell table:number-columns-repeated="4"/>
          <table:table-cell table:formula="of:=SUM([.P5:.P40])" office:value-type="float" office:value="1963401.58" calcext:value-type="float">
            <text:p>1963401.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Out</text:p>
          </table:table-cell>
          <table:table-cell office:value-type="float" office:value="2000000" calcext:value-type="float">
            <text:p>2000000</text:p>
          </table:table-cell>
          <table:table-cell table:number-columns-repeated="4"/>
          <table:table-cell table:formula="of:=10*[.F5]" office:value-type="float" office:value="0" calcext:value-type="float">
            <text:p>0</text:p>
          </table:table-cell>
          <table:table-cell table:formula="of:=([.B5]*[.$B$2]+[.C5]*[.$C$2]+[.D5]*[.$D$2]+[.E5]*[.$E$2]+[.G5]*[.$G$2])/[.$H$2]" office:value-type="float" office:value="1940000" calcext:value-type="float">
            <text:p>1940000</text:p>
          </table:table-cell>
          <table:table-cell table:number-columns-repeated="4"/>
          <table:table-cell office:value-type="string" calcext:value-type="string">
            <text:p>Ca</text:p>
          </table:table-cell>
          <table:table-cell table:formula="of:=[.H4]" office:value-type="float" office:value="49.47" calcext:value-type="float">
            <text:p>49.47</text:p>
          </table:table-cell>
          <table:table-cell office:value-type="float" office:value="1" calcext:value-type="float">
            <text:p>1</text:p>
          </table:table-cell>
          <table:table-cell table:formula="of:=[.N5]*[.O5]" office:value-type="float" office:value="49.47" calcext:value-type="float">
            <text:p>49.47</text:p>
          </table:table-cell>
          <table:table-cell/>
          <table:table-cell office:value-type="string" calcext:value-type="string">
            <text:p>50 u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OutLeak</text:p>
          </table:table-cell>
          <table:table-cell table:number-columns-repeated="5"/>
          <table:table-cell table:formula="of:=10*[.F6]" office:value-type="float" office:value="0" calcext:value-type="float">
            <text:p>0</text:p>
          </table:table-cell>
          <table:table-cell table:formula="of:=([.B6]*[.$B$2]+[.C6]*[.$C$2]+[.D6]*[.$D$2]+[.E6]*[.$E$2]+[.G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Out</text:p>
          </table:table-cell>
          <table:table-cell table:formula="of:=[.H5]" office:value-type="float" office:value="1940000" calcext:value-type="float">
            <text:p>1940000</text:p>
          </table:table-cell>
          <table:table-cell office:value-type="float" office:value="1" calcext:value-type="float">
            <text:p>1</text:p>
          </table:table-cell>
          <table:table-cell table:formula="of:=[.N6]*[.O6]" office:value-type="float" office:value="1940000" calcext:value-type="float">
            <text:p>1940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a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10*[.F7]" office:value-type="float" office:value="6000" calcext:value-type="float">
            <text:p>6000</text:p>
          </table:table-cell>
          <table:table-cell table:formula="of:=([.B7]*[.$B$2]+[.C7]*[.$C$2]+[.D7]*[.$D$2]+[.E7]*[.$E$2]+[.G7]*[.$G$2])/[.$H$2]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CaOutLeak</text:p>
          </table:table-cell>
          <table:table-cell table:formula="of:=[.H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]*[.O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bin</text:p>
          </table:table-cell>
          <table:table-cell office:value-type="float" office:value="153300" calcext:value-type="float">
            <text:p>153300</text:p>
          </table:table-cell>
          <table:table-cell table:number-columns-repeated="4"/>
          <table:table-cell table:formula="of:=10*[.F8]" office:value-type="float" office:value="0" calcext:value-type="float">
            <text:p>0</text:p>
          </table:table-cell>
          <table:table-cell table:formula="of:=([.B8]*[.$B$2]+[.C8]*[.$C$2]+[.D8]*[.$D$2]+[.E8]*[.$E$2]+[.G8]*[.$G$2])/[.$H$2]" office:value-type="float" office:value="148701" calcext:value-type="float">
            <text:p>148701</text:p>
          </table:table-cell>
          <table:table-cell table:number-columns-repeated="4"/>
          <table:table-cell office:value-type="string" calcext:value-type="string">
            <text:p>Leak</text:p>
          </table:table-cell>
          <table:table-cell table:formula="of:=[.H7]"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formula="of:=[.N8]*[.O8]" office:value-type="float" office:value="5400" calcext:value-type="float">
            <text:p>5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binC</text:p>
          </table:table-cell>
          <table:table-cell office:value-type="float" office:value="7700" calcext:value-type="float">
            <text:p>7700</text:p>
          </table:table-cell>
          <table:table-cell table:number-columns-repeated="4"/>
          <table:table-cell table:formula="of:=10*[.F9]" office:value-type="float" office:value="0" calcext:value-type="float">
            <text:p>0</text:p>
          </table:table-cell>
          <table:table-cell table:formula="of:=([.B9]*[.$B$2]+[.C9]*[.$C$2]+[.D9]*[.$D$2]+[.E9]*[.$E$2]+[.G9]*[.$G$2])/[.$H$2]" office:value-type="float" office:value="7469" calcext:value-type="float">
            <text:p>7469</text:p>
          </table:table-cell>
          <table:table-cell table:number-columns-repeated="4"/>
          <table:table-cell office:value-type="string" calcext:value-type="string">
            <text:p>CalbinC</text:p>
          </table:table-cell>
          <table:table-cell table:formula="of:=[.H9]"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table:formula="of:=[.N9]*[.O9]" office:value-type="float" office:value="7469" calcext:value-type="float">
            <text:p>74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m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59" calcext:value-type="float">
            <text:p>659</text:p>
          </table:table-cell>
          <table:table-cell office:value-type="float" office:value="65" calcext:value-type="float">
            <text:p>65</text:p>
          </table:table-cell>
          <table:table-cell table:formula="of:=10*[.F10]" office:value-type="float" office:value="650" calcext:value-type="float">
            <text:p>650</text:p>
          </table:table-cell>
          <table:table-cell table:formula="of:=([.B10]*[.$B$2]+[.C10]*[.$C$2]+[.D10]*[.$D$2]+[.E10]*[.$E$2]+[.G10]*[.$G$2])/[.$H$2]" office:value-type="float" office:value="624.54" calcext:value-type="float">
            <text:p>625</text:p>
          </table:table-cell>
          <table:table-cell table:number-columns-repeated="4"/>
          <table:table-cell office:value-type="string" calcext:value-type="string">
            <text:p>pmcaCa</text:p>
          </table:table-cell>
          <table:table-cell table:formula="of:=[.H12]" office:value-type="float" office:value="163.68" calcext:value-type="float">
            <text:p>163.68</text:p>
          </table:table-cell>
          <table:table-cell office:value-type="float" office:value="1" calcext:value-type="float">
            <text:p>1</text:p>
          </table:table-cell>
          <table:table-cell table:formula="of:=[.N10]*[.O10]" office:value-type="float" office:value="163.68" calcext:value-type="float">
            <text:p>163.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c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80" calcext:value-type="float">
            <text:p>14980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table:formula="of:=10*[.F11]" office:value-type="float" office:value="29960" calcext:value-type="float">
            <text:p>29960</text:p>
          </table:table-cell>
          <table:table-cell table:formula="of:=([.B11]*[.$B$2]+[.C11]*[.$C$2]+[.D11]*[.$D$2]+[.E11]*[.$E$2]+[.G11]*[.$G$2])/[.$H$2]" office:value-type="float" office:value="27113.8" calcext:value-type="float">
            <text:p>27114</text:p>
          </table:table-cell>
          <table:table-cell table:number-columns-repeated="4"/>
          <table:table-cell office:value-type="string" calcext:value-type="string">
            <text:p>ncxCa</text:p>
          </table:table-cell>
          <table:table-cell table:formula="of:=[.H13]" office:value-type="float" office:value="1420.84" calcext:value-type="float">
            <text:p>1420.84</text:p>
          </table:table-cell>
          <table:table-cell office:value-type="float" office:value="1" calcext:value-type="float">
            <text:p>1</text:p>
          </table:table-cell>
          <table:table-cell table:formula="of:=[.N11]*[.O11]" office:value-type="float" office:value="1420.84" calcext:value-type="float">
            <text:p>1420.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mca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table:formula="of:=10*[.F12]" office:value-type="float" office:value="170" calcext:value-type="float">
            <text:p>170</text:p>
          </table:table-cell>
          <table:table-cell table:formula="of:=([.B12]*[.$B$2]+[.C12]*[.$C$2]+[.D12]*[.$D$2]+[.E12]*[.$E$2]+[.G12]*[.$G$2])/[.$H$2]" office:value-type="float" office:value="163.68" calcext:value-type="float">
            <text:p>164</text:p>
          </table:table-cell>
          <table:table-cell table:number-columns-repeated="4"/>
          <table:table-cell office:value-type="string" calcext:value-type="string">
            <text:p>CamCa2C</text:p>
          </table:table-cell>
          <table:table-cell table:formula="of:=[.H15]" office:value-type="float" office:value="58.2" calcext:value-type="float">
            <text:p>58.2</text:p>
          </table:table-cell>
          <table:table-cell office:value-type="float" office:value="2" calcext:value-type="float">
            <text:p>2</text:p>
          </table:table-cell>
          <table:table-cell table:formula="of:=[.N12]*[.O12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cxC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10*[.F13]" office:value-type="float" office:value="1570" calcext:value-type="float">
            <text:p>1570</text:p>
          </table:table-cell>
          <table:table-cell table:formula="of:=([.B13]*[.$B$2]+[.C13]*[.$C$2]+[.D13]*[.$D$2]+[.E13]*[.$E$2]+[.G13]*[.$G$2])/[.$H$2]" office:value-type="float" office:value="1420.84" calcext:value-type="float">
            <text:p>1421</text:p>
          </table:table-cell>
          <table:table-cell table:number-columns-repeated="4"/>
          <table:table-cell office:value-type="string" calcext:value-type="string">
            <text:p>CamCa2N</text:p>
          </table:table-cell>
          <table:table-cell table:formula="of:=[.H16]" office:value-type="float" office:value="58.2" calcext:value-type="float">
            <text:p>58.2</text:p>
          </table:table-cell>
          <table:table-cell office:value-type="float" office:value="2" calcext:value-type="float">
            <text:p>2</text:p>
          </table:table-cell>
          <table:table-cell table:formula="of:=[.N13]*[.O13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</text:p>
          </table:table-cell>
          <table:table-cell office:value-type="float" office:value="7940" calcext:value-type="float">
            <text:p>7940</text:p>
          </table:table-cell>
          <table:table-cell table:number-columns-repeated="4"/>
          <table:table-cell table:formula="of:=10*[.F14]" office:value-type="float" office:value="0" calcext:value-type="float">
            <text:p>0</text:p>
          </table:table-cell>
          <table:table-cell table:formula="of:=([.B14]*[.$B$2]+[.C14]*[.$C$2]+[.D14]*[.$D$2]+[.E14]*[.$E$2]+[.G14]*[.$G$2])/[.$H$2]" office:value-type="float" office:value="7701.8" calcext:value-type="float">
            <text:p>7702</text:p>
          </table:table-cell>
          <table:table-cell table:number-columns-repeated="4"/>
          <table:table-cell office:value-type="string" calcext:value-type="string">
            <text:p>CamCa4</text:p>
          </table:table-cell>
          <table:table-cell table:formula="of:=[.H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14]*[.O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mCa2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10*[.F15]" office:value-type="float" office:value="0" calcext:value-type="float">
            <text:p>0</text:p>
          </table:table-cell>
          <table:table-cell table:formula="of:=([.B15]*[.$B$2]+[.C15]*[.$C$2]+[.D15]*[.$D$2]+[.E15]*[.$E$2]+[.G15]*[.$G$2])/[.$H$2]" office:value-type="float" office:value="58.2" calcext:value-type="float">
            <text:p>58</text:p>
          </table:table-cell>
          <table:table-cell table:number-columns-repeated="4"/>
          <table:table-cell office:value-type="string" calcext:value-type="string">
            <text:p>ACCa</text:p>
          </table:table-cell>
          <table:table-cell table:formula="of:=[.H42]" office:value-type="float" office:value="1229.4" calcext:value-type="float">
            <text:p>1229.4</text:p>
          </table:table-cell>
          <table:table-cell office:value-type="float" office:value="1" calcext:value-type="float">
            <text:p>1</text:p>
          </table:table-cell>
          <table:table-cell table:formula="of:=[.N15]*[.O15]" office:value-type="float" office:value="1229.4" calcext:value-type="float">
            <text:p>1229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mCa2N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10*[.F16]" office:value-type="float" office:value="0" calcext:value-type="float">
            <text:p>0</text:p>
          </table:table-cell>
          <table:table-cell table:formula="of:=([.B16]*[.$B$2]+[.C16]*[.$C$2]+[.D16]*[.$D$2]+[.E16]*[.$E$2]+[.G16]*[.$G$2])/[.$H$2]" office:value-type="float" office:value="58.2" calcext:value-type="float">
            <text:p>58</text:p>
          </table:table-cell>
          <table:table-cell table:number-columns-repeated="4"/>
          <table:table-cell office:value-type="string" calcext:value-type="string">
            <text:p>ACGasCa</text:p>
          </table:table-cell>
          <table:table-cell table:formula="of:=[.H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]*[.O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7]" office:value-type="float" office:value="0" calcext:value-type="float">
            <text:p>0</text:p>
          </table:table-cell>
          <table:table-cell table:formula="of:=([.B17]*[.$B$2]+[.C17]*[.$C$2]+[.D17]*[.$D$2]+[.E17]*[.$E$2]+[.G1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GasCaATP</text:p>
          </table:table-cell>
          <table:table-cell table:formula="of:=[.H44]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formula="of:=[.N17]*[.O17]" office:value-type="float" office:value="0.35" calcext:value-type="float">
            <text:p>0.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ut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table:formula="of:=10*[.F18]" office:value-type="float" office:value="0" calcext:value-type="float">
            <text:p>0</text:p>
          </table:table-cell>
          <table:table-cell table:formula="of:=([.B18]*[.$B$2]+[.C18]*[.$C$2]+[.D18]*[.$D$2]+[.E18]*[.$E$2]+[.G18]*[.$G$2])/[.$H$2]" office:value-type="float" office:value="970000" calcext:value-type="float">
            <text:p>970000</text:p>
          </table:table-cell>
          <table:table-cell table:number-columns-repeated="4"/>
          <table:table-cell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18]*[.O1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10*[.F19]" office:value-type="float" office:value="0" calcext:value-type="float">
            <text:p>0</text:p>
          </table:table-cell>
          <table:table-cell table:formula="of:=([.B19]*[.$B$2]+[.C19]*[.$C$2]+[.D19]*[.$D$2]+[.E19]*[.$E$2]+[.G19]*[.$G$2])/[.$H$2]" office:value-type="float" office:value="48.5" calcext:value-type="float">
            <text:p>49</text:p>
          </table:table-cell>
          <table:table-cell table:number-columns-repeated="4"/>
          <table:table-cell office:value-type="string" calcext:value-type="string">
            <text:p>PDE1CamCa4</text:p>
          </table:table-cell>
          <table:table-cell table:formula="of:=[.H51]" office:value-type="float" office:value="858.45" calcext:value-type="float">
            <text:p>858.45</text:p>
          </table:table-cell>
          <table:table-cell office:value-type="float" office:value="4" calcext:value-type="float">
            <text:p>4</text:p>
          </table:table-cell>
          <table:table-cell table:formula="of:=[.N19]*[.O19]" office:value-type="float" office:value="3433.8" calcext:value-type="float">
            <text:p>3433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10*[.F20]" office:value-type="float" office:value="100" calcext:value-type="float">
            <text:p>100</text:p>
          </table:table-cell>
          <table:table-cell table:formula="of:=([.B20]*[.$B$2]+[.C20]*[.$C$2]+[.D20]*[.$D$2]+[.E20]*[.$E$2]+[.G20]*[.$G$2])/[.$H$2]" office:value-type="float" office:value="93.85" calcext:value-type="float">
            <text:p>94</text:p>
          </table:table-cell>
          <table:table-cell table:number-columns-repeated="4"/>
          <table:table-cell office:value-type="string" calcext:value-type="string">
            <text:p>PlcCa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]*[.O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sa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506" calcext:value-type="float">
            <text:p>506</text:p>
          </table:table-cell>
          <table:table-cell table:formula="of:=10*[.F21]" office:value-type="float" office:value="5060" calcext:value-type="float">
            <text:p>5060</text:p>
          </table:table-cell>
          <table:table-cell table:formula="of:=([.B21]*[.$B$2]+[.C21]*[.$C$2]+[.D21]*[.$D$2]+[.E21]*[.$E$2]+[.G21]*[.$G$2])/[.$H$2]" office:value-type="float" office:value="4759" calcext:value-type="float">
            <text:p>4759</text:p>
          </table:table-cell>
          <table:table-cell table:number-columns-repeated="4"/>
          <table:table-cell office:value-type="string" calcext:value-type="string">
            <text:p>PlcCaGaq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1]*[.O2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D1RG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2]" office:value-type="float" office:value="0" calcext:value-type="float">
            <text:p>0</text:p>
          </table:table-cell>
          <table:table-cell table:formula="of:=([.B22]*[.$B$2]+[.C22]*[.$C$2]+[.D22]*[.$D$2]+[.E22]*[.$E$2]+[.G2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cCaPip2</text:p>
          </table:table-cell>
          <table:table-cell table:formula="of:=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2]*[.O2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3]" office:value-type="float" office:value="0" calcext:value-type="float">
            <text:p>0</text:p>
          </table:table-cell>
          <table:table-cell table:formula="of:=([.B23]*[.$B$2]+[.C23]*[.$C$2]+[.D23]*[.$D$2]+[.E23]*[.$E$2]+[.G23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lcCaGaqPip2</text:p>
          </table:table-cell>
          <table:table-cell table:formula="of:=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3]*[.O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(s)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628" calcext:value-type="float">
            <text:p>628</text:p>
          </table:table-cell>
          <table:table-cell office:value-type="float" office:value="80" calcext:value-type="float">
            <text:p>80</text:p>
          </table:table-cell>
          <table:table-cell table:formula="of:=10*[.F24]" office:value-type="float" office:value="800" calcext:value-type="float">
            <text:p>800</text:p>
          </table:table-cell>
          <table:table-cell table:formula="of:=([.B24]*[.$B$2]+[.C24]*[.$C$2]+[.D24]*[.$D$2]+[.E24]*[.$E$2]+[.G24]*[.$G$2])/[.$H$2]" office:value-type="float" office:value="751.4" calcext:value-type="float">
            <text:p>751</text:p>
          </table:table-cell>
          <table:table-cell table:number-columns-repeated="4"/>
          <table:table-cell table:style-name="ce1" office:value-type="string" calcext:value-type="string">
            <text:p>PlcCaDag</text:p>
          </table:table-cell>
          <table:table-cell table:formula="of:=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4]*[.O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G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5]" office:value-type="float" office:value="0" calcext:value-type="float">
            <text:p>0</text:p>
          </table:table-cell>
          <table:table-cell table:formula="of:=([.B25]*[.$B$2]+[.C25]*[.$C$2]+[.D25]*[.$D$2]+[.E25]*[.$E$2]+[.G25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lcCaGaqDag</text:p>
          </table:table-cell>
          <table:table-cell table:formula="of:=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5]*[.O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GD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10*[.F26]" office:value-type="float" office:value="60" calcext:value-type="float">
            <text:p>60</text:p>
          </table:table-cell>
          <table:table-cell table:formula="of:=([.B26]*[.$B$2]+[.C26]*[.$C$2]+[.D26]*[.$D$2]+[.E26]*[.$E$2]+[.G26]*[.$G$2])/[.$H$2]" office:value-type="float" office:value="54" calcext:value-type="float">
            <text:p>54</text:p>
          </table:table-cell>
          <table:table-cell table:number-columns-repeated="4"/>
          <table:table-cell table:style-name="ce1" office:value-type="string" calcext:value-type="string">
            <text:p>CaDgl</text:p>
          </table:table-cell>
          <table:table-cell table:formula="of:=[.H75]"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[.N26]*[.O26]"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RG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7]" office:value-type="float" office:value="0" calcext:value-type="float">
            <text:p>0</text:p>
          </table:table-cell>
          <table:table-cell table:formula="of:=([.B27]*[.$B$2]+[.C27]*[.$C$2]+[.D27]*[.$D$2]+[.E27]*[.$E$2]+[.G27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DagCaDgl</text:p>
          </table:table-cell>
          <table:table-cell table:formula="of:=[.H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7]*[.O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8]" office:value-type="float" office:value="0" calcext:value-type="float">
            <text:p>0</text:p>
          </table:table-cell>
          <table:table-cell table:formula="of:=([.B28]*[.$B$2]+[.C28]*[.$C$2]+[.D28]*[.$D$2]+[.E28]*[.$E$2]+[.G28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kcCa</text:p>
          </table:table-cell>
          <table:table-cell table:formula="of:=[.H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8]*[.O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29]" office:value-type="float" office:value="0" calcext:value-type="float">
            <text:p>0</text:p>
          </table:table-cell>
          <table:table-cell table:formula="of:=([.B29]*[.$B$2]+[.C29]*[.$C$2]+[.D29]*[.$D$2]+[.E29]*[.$E$2]+[.G29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kcCaDag</text:p>
          </table:table-cell>
          <table:table-cell table:formula="of:=[.H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9]*[.O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Out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table:formula="of:=10*[.F30]" office:value-type="float" office:value="0" calcext:value-type="float">
            <text:p>0</text:p>
          </table:table-cell>
          <table:table-cell table:formula="of:=([.B30]*[.$B$2]+[.C30]*[.$C$2]+[.D30]*[.$D$2]+[.E30]*[.$E$2]+[.G30]*[.$G$2])/[.$H$2]" office:value-type="float" office:value="970000" calcext:value-type="float">
            <text:p>970000</text:p>
          </table:table-cell>
          <table:table-cell table:number-columns-repeated="4"/>
          <table:table-cell table:style-name="ce1"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N30]*[.O30]" office:value-type="float" office:value="1164" calcext:value-type="float">
            <text:p>11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glu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10*[.F31]" office:value-type="float" office:value="10000" calcext:value-type="float">
            <text:p>10000</text:p>
          </table:table-cell>
          <table:table-cell table:formula="of:=([.B31]*[.$B$2]+[.C31]*[.$C$2]+[.D31]*[.$D$2]+[.E31]*[.$E$2]+[.G31]*[.$G$2])/[.$H$2]" office:value-type="float" office:value="9250" calcext:value-type="float">
            <text:p>9250</text:p>
          </table:table-cell>
          <table:table-cell table:number-columns-repeated="4"/>
          <table:table-cell table:style-name="ce1"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N31]*[.O31]" office:value-type="float" office:value="1164" calcext:value-type="float">
            <text:p>11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Mglu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2]" office:value-type="float" office:value="0" calcext:value-type="float">
            <text:p>0</text:p>
          </table:table-cell>
          <table:table-cell table:formula="of:=([.B32]*[.$B$2]+[.C32]*[.$C$2]+[.D32]*[.$D$2]+[.E32]*[.$E$2]+[.G32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2]*[.O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MgluRdese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3]" office:value-type="float" office:value="0" calcext:value-type="float">
            <text:p>0</text:p>
          </table:table-cell>
          <table:table-cell table:formula="of:=([.B33]*[.$B$2]+[.C33]*[.$C$2]+[.D33]*[.$D$2]+[.E33]*[.$E$2]+[.G33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3]*[.O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qMgluR</text:p>
          </table:table-cell>
          <table:table-cell table:number-columns-repeated="5"/>
          <table:table-cell table:formula="of:=10*[.F34]" office:value-type="float" office:value="0" calcext:value-type="float">
            <text:p>0</text:p>
          </table:table-cell>
          <table:table-cell table:formula="of:=([.B34]*[.$B$2]+[.C34]*[.$C$2]+[.D34]*[.$D$2]+[.E34]*[.$E$2]+[.G34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4]*[.O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qa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10*[.F35]" office:value-type="float" office:value="5000" calcext:value-type="float">
            <text:p>5000</text:p>
          </table:table-cell>
          <table:table-cell table:formula="of:=([.B35]*[.$B$2]+[.C35]*[.$C$2]+[.D35]*[.$D$2]+[.E35]*[.$E$2]+[.G35]*[.$G$2])/[.$H$2]" office:value-type="float" office:value="4625" calcext:value-type="float">
            <text:p>4625</text:p>
          </table:table-cell>
          <table:table-cell table:number-columns-repeated="4"/>
          <table:table-cell table:style-name="ce1"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4" calcext:value-type="float">
            <text:p>4</text:p>
          </table:table-cell>
          <table:table-cell table:formula="of:=[.N35]*[.O35]" office:value-type="float" office:value="543.2" calcext:value-type="float">
            <text:p>543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MgluRG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6]" office:value-type="float" office:value="0" calcext:value-type="float">
            <text:p>0</text:p>
          </table:table-cell>
          <table:table-cell table:formula="of:=([.B36]*[.$B$2]+[.C36]*[.$C$2]+[.D36]*[.$D$2]+[.E36]*[.$E$2]+[.G36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6]*[.O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qGT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7]" office:value-type="float" office:value="0" calcext:value-type="float">
            <text:p>0</text:p>
          </table:table-cell>
          <table:table-cell table:formula="of:=([.B37]*[.$B$2]+[.C37]*[.$C$2]+[.D37]*[.$D$2]+[.E37]*[.$E$2]+[.G37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7]*[.O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qGD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8]" office:value-type="float" office:value="0" calcext:value-type="float">
            <text:p>0</text:p>
          </table:table-cell>
          <table:table-cell table:formula="of:=([.B38]*[.$B$2]+[.C38]*[.$C$2]+[.D38]*[.$D$2]+[.E38]*[.$E$2]+[.G38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4" calcext:value-type="float">
            <text:p>4</text:p>
          </table:table-cell>
          <table:table-cell table:formula="of:=[.N38]*[.O38]" office:value-type="float" office:value="31.04" calcext:value-type="float">
            <text:p>31.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luMgluRGbg</text:p>
          </table:table-cell>
          <table:table-cell table:number-columns-repeated="5"/>
          <table:table-cell table:formula="of:=10*[.F39]" office:value-type="float" office:value="0" calcext:value-type="float">
            <text:p>0</text:p>
          </table:table-cell>
          <table:table-cell table:formula="of:=([.B39]*[.$B$2]+[.C39]*[.$C$2]+[.D39]*[.$D$2]+[.E39]*[.$E$2]+[.G39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9]*[.O3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4" calcext:value-type="float">
            <text:p>3714</text:p>
          </table:table-cell>
          <table:table-cell office:value-type="float" office:value="444" calcext:value-type="float">
            <text:p>444</text:p>
          </table:table-cell>
          <table:table-cell table:formula="of:=10*[.F40]" office:value-type="float" office:value="4440" calcext:value-type="float">
            <text:p>4440</text:p>
          </table:table-cell>
          <table:table-cell table:formula="of:=([.B40]*[.$B$2]+[.C40]*[.$C$2]+[.D40]*[.$D$2]+[.E40]*[.$E$2]+[.G40]*[.$G$2])/[.$H$2]" office:value-type="float" office:value="4181.7" calcext:value-type="float">
            <text:p>4182</text:p>
          </table:table-cell>
          <table:table-cell table:number-columns-repeated="4"/>
          <table:table-cell table:style-name="ce1"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40]*[.O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CG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41]" office:value-type="float" office:value="0" calcext:value-type="float">
            <text:p>0</text:p>
          </table:table-cell>
          <table:table-cell table:formula="of:=([.B41]*[.$B$2]+[.C41]*[.$C$2]+[.D41]*[.$D$2]+[.E41]*[.$E$2]+[.G41]*[.$G$2])/[.$H$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130" calcext:value-type="float">
            <text:p>130</text:p>
          </table:table-cell>
          <table:table-cell table:formula="of:=10*[.F42]" office:value-type="float" office:value="1300" calcext:value-type="float">
            <text:p>1300</text:p>
          </table:table-cell>
          <table:table-cell table:formula="of:=([.B42]*[.$B$2]+[.C42]*[.$C$2]+[.D42]*[.$D$2]+[.E42]*[.$E$2]+[.G42]*[.$G$2])/[.$H$2]" office:value-type="float" office:value="1229.4" calcext:value-type="float">
            <text:p>1229</text:p>
          </table:table-cell>
          <table:table-cell table:number-columns-repeated="3"/>
          <table:table-cell office:value-type="string" calcext:value-type="string">
            <text:p>Calbin</text:p>
          </table:table-cell>
          <table:table-cell table:number-columns-repeated="4"/>
          <table:table-cell table:formula="of:=SUM([.P43:.P44])" office:value-type="float" office:value="156170" calcext:value-type="float">
            <text:p>1561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ach molecule has 4 binding sites; hippocampu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Gas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43]" office:value-type="float" office:value="0" calcext:value-type="float">
            <text:p>0</text:p>
          </table:table-cell>
          <table:table-cell table:formula="of:=([.B43]*[.$B$2]+[.C43]*[.$C$2]+[.D43]*[.$D$2]+[.E43]*[.$E$2]+[.G4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lbin</text:p>
          </table:table-cell>
          <table:table-cell table:formula="of:=[.H8]" office:value-type="float" office:value="148701" calcext:value-type="float">
            <text:p>148701</text:p>
          </table:table-cell>
          <table:table-cell office:value-type="float" office:value="1" calcext:value-type="float">
            <text:p>1</text:p>
          </table:table-cell>
          <table:table-cell table:formula="of:=[.N43]*[.O43]" office:value-type="float" office:value="148701" calcext:value-type="float">
            <text:p>1487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CGasCaA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0*[.F44]" office:value-type="float" office:value="0" calcext:value-type="float">
            <text:p>0</text:p>
          </table:table-cell>
          <table:table-cell table:formula="of:=([.B44]*[.$B$2]+[.C44]*[.$C$2]+[.D44]*[.$D$2]+[.E44]*[.$E$2]+[.G44]*[.$G$2])/[.$H$2]" office:value-type="float" office:value="0.35" calcext:value-type="float">
            <text:p>0</text:p>
          </table:table-cell>
          <table:table-cell table:number-columns-repeated="4"/>
          <table:table-cell office:value-type="string" calcext:value-type="string">
            <text:p>CalbinC</text:p>
          </table:table-cell>
          <table:table-cell table:formula="of:=[.H9]"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table:formula="of:=[.N44]*[.O44]" office:value-type="float" office:value="7469" calcext:value-type="float">
            <text:p>74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CGasA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10*[.F45]" office:value-type="float" office:value="100" calcext:value-type="float">
            <text:p>100</text:p>
          </table:table-cell>
          <table:table-cell table:formula="of:=([.B45]*[.$B$2]+[.C45]*[.$C$2]+[.D45]*[.$D$2]+[.E45]*[.$E$2]+[.G45]*[.$G$2])/[.$H$2]" office:value-type="float" office:value="92.85" calcext:value-type="float">
            <text:p>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000000" calcext:value-type="float">
            <text:p>2000000</text:p>
          </table:table-cell>
          <table:table-cell table:number-columns-repeated="4"/>
          <table:table-cell table:formula="of:=10*[.F46]" office:value-type="float" office:value="0" calcext:value-type="float">
            <text:p>0</text:p>
          </table:table-cell>
          <table:table-cell table:formula="of:=([.B46]*[.$B$2]+[.C46]*[.$C$2]+[.D46]*[.$D$2]+[.E46]*[.$E$2]+[.G46]*[.$G$2])/[.$H$2]" office:value-type="float" office:value="1940000" calcext:value-type="float">
            <text:p>1940000</text:p>
          </table:table-cell>
          <table:table-cell table:number-columns-repeated="3"/>
          <table:table-cell office:value-type="string" calcext:value-type="string">
            <text:p>pmca</text:p>
          </table:table-cell>
          <table:table-cell table:number-columns-repeated="4"/>
          <table:table-cell table:formula="of:=SUM([.P47:.P48])" office:value-type="float" office:value="788.22" calcext:value-type="float">
            <text:p>788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formula="of:=10*[.F47]" office:value-type="float" office:value="0" calcext:value-type="float">
            <text:p>0</text:p>
          </table:table-cell>
          <table:table-cell table:formula="of:=([.B47]*[.$B$2]+[.C47]*[.$C$2]+[.D47]*[.$D$2]+[.E47]*[.$E$2]+[.G47]*[.$G$2])/[.$H$2]" office:value-type="float" office:value="34.92" calcext:value-type="float">
            <text:p>35</text:p>
          </table:table-cell>
          <table:table-cell table:number-columns-repeated="4"/>
          <table:table-cell office:value-type="string" calcext:value-type="string">
            <text:p>pmca</text:p>
          </table:table-cell>
          <table:table-cell table:formula="of:=[.H10]" office:value-type="float" office:value="624.54" calcext:value-type="float">
            <text:p>624.54</text:p>
          </table:table-cell>
          <table:table-cell office:value-type="float" office:value="1" calcext:value-type="float">
            <text:p>1</text:p>
          </table:table-cell>
          <table:table-cell table:formula="of:=[.N47]*[.O47]" office:value-type="float" office:value="624.54" calcext:value-type="float">
            <text:p>624.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48]" office:value-type="float" office:value="0" calcext:value-type="float">
            <text:p>0</text:p>
          </table:table-cell>
          <table:table-cell table:formula="of:=([.B48]*[.$B$2]+[.C48]*[.$C$2]+[.D48]*[.$D$2]+[.E48]*[.$E$2]+[.G4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mcaCa</text:p>
          </table:table-cell>
          <table:table-cell table:formula="of:=[.H12]" office:value-type="float" office:value="163.68" calcext:value-type="float">
            <text:p>163.68</text:p>
          </table:table-cell>
          <table:table-cell office:value-type="float" office:value="1" calcext:value-type="float">
            <text:p>1</text:p>
          </table:table-cell>
          <table:table-cell table:formula="of:=[.N48]*[.O48]" office:value-type="float" office:value="163.68" calcext:value-type="float">
            <text:p>163.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DE1</text:p>
          </table:table-cell>
          <table:table-cell office:value-type="float" office:value="3115" calcext:value-type="float">
            <text:p>3115</text:p>
          </table:table-cell>
          <table:table-cell table:number-columns-repeated="4"/>
          <table:table-cell table:formula="of:=10*[.F49]" office:value-type="float" office:value="0" calcext:value-type="float">
            <text:p>0</text:p>
          </table:table-cell>
          <table:table-cell table:formula="of:=([.B49]*[.$B$2]+[.C49]*[.$C$2]+[.D49]*[.$D$2]+[.E49]*[.$E$2]+[.G49]*[.$G$2])/[.$H$2]" office:value-type="float" office:value="3021.55" calcext:value-type="float">
            <text:p>30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E1CamCa4cAM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50]" office:value-type="float" office:value="0" calcext:value-type="float">
            <text:p>0</text:p>
          </table:table-cell>
          <table:table-cell table:formula="of:=([.B50]*[.$B$2]+[.C50]*[.$C$2]+[.D50]*[.$D$2]+[.E50]*[.$E$2]+[.G50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cx</text:p>
          </table:table-cell>
          <table:table-cell table:number-columns-repeated="4"/>
          <table:table-cell table:formula="of:=SUM([.P51:.P52])" office:value-type="float" office:value="28534.64" calcext:value-type="float">
            <text:p>28534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E1CamCa4</text:p>
          </table:table-cell>
          <table:table-cell office:value-type="float" office:value="885" calcext:value-type="float">
            <text:p>885</text:p>
          </table:table-cell>
          <table:table-cell table:number-columns-repeated="4"/>
          <table:table-cell table:formula="of:=10*[.F51]" office:value-type="float" office:value="0" calcext:value-type="float">
            <text:p>0</text:p>
          </table:table-cell>
          <table:table-cell table:formula="of:=([.B51]*[.$B$2]+[.C51]*[.$C$2]+[.D51]*[.$D$2]+[.E51]*[.$E$2]+[.G51]*[.$G$2])/[.$H$2]" office:value-type="float" office:value="858.45" calcext:value-type="float">
            <text:p>858</text:p>
          </table:table-cell>
          <table:table-cell table:number-columns-repeated="4"/>
          <table:table-cell office:value-type="string" calcext:value-type="string">
            <text:p>ncx</text:p>
          </table:table-cell>
          <table:table-cell table:formula="of:=[.H11]" office:value-type="float" office:value="27113.8" calcext:value-type="float">
            <text:p>27113.8</text:p>
          </table:table-cell>
          <table:table-cell office:value-type="float" office:value="1" calcext:value-type="float">
            <text:p>1</text:p>
          </table:table-cell>
          <table:table-cell table:formula="of:=[.N51]*[.O51]" office:value-type="float" office:value="27113.8" calcext:value-type="float">
            <text:p>27113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DE10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office:value-type="float" office:value="292" calcext:value-type="float">
            <text:p>292</text:p>
          </table:table-cell>
          <table:table-cell table:formula="of:=10*[.F52]" office:value-type="float" office:value="2920" calcext:value-type="float">
            <text:p>2920</text:p>
          </table:table-cell>
          <table:table-cell table:formula="of:=([.B52]*[.$B$2]+[.C52]*[.$C$2]+[.D52]*[.$D$2]+[.E52]*[.$E$2]+[.G52]*[.$G$2])/[.$H$2]" office:value-type="float" office:value="2778" calcext:value-type="float">
            <text:p>2778</text:p>
          </table:table-cell>
          <table:table-cell table:number-columns-repeated="4"/>
          <table:table-cell office:value-type="string" calcext:value-type="string">
            <text:p>ncxCa</text:p>
          </table:table-cell>
          <table:table-cell table:formula="of:=[.H13]" office:value-type="float" office:value="1420.84" calcext:value-type="float">
            <text:p>1420.84</text:p>
          </table:table-cell>
          <table:table-cell office:value-type="float" office:value="1" calcext:value-type="float">
            <text:p>1</text:p>
          </table:table-cell>
          <table:table-cell table:formula="of:=[.N52]*[.O52]" office:value-type="float" office:value="1420.84" calcext:value-type="float">
            <text:p>1420.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DE10cAMP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table:formula="of:=10*[.F53]" office:value-type="float" office:value="490" calcext:value-type="float">
            <text:p>490</text:p>
          </table:table-cell>
          <table:table-cell table:formula="of:=([.B53]*[.$B$2]+[.C53]*[.$C$2]+[.D53]*[.$D$2]+[.E53]*[.$E$2]+[.G53]*[.$G$2])/[.$H$2]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AcPDE1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10*[.F54]" office:value-type="float" office:value="0" calcext:value-type="float">
            <text:p>0</text:p>
          </table:table-cell>
          <table:table-cell table:formula="of:=([.B54]*[.$B$2]+[.C54]*[.$C$2]+[.D54]*[.$D$2]+[.E54]*[.$E$2]+[.G54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m</text:p>
          </table:table-cell>
          <table:table-cell table:number-columns-repeated="4"/>
          <table:table-cell table:formula="of:=SUM([.P55:.P72])" office:value-type="float" office:value="12312.21" calcext:value-type="float">
            <text:p>12312.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 ~50% of hipp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KAcPDE10cAM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10*[.F55]" office:value-type="float" office:value="0" calcext:value-type="float">
            <text:p>0</text:p>
          </table:table-cell>
          <table:table-cell table:formula="of:=([.B55]*[.$B$2]+[.C55]*[.$C$2]+[.D55]*[.$D$2]+[.E55]*[.$E$2]+[.G55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m</text:p>
          </table:table-cell>
          <table:table-cell table:formula="of:=[.H14]" office:value-type="float" office:value="7701.8" calcext:value-type="float">
            <text:p>7701.8</text:p>
          </table:table-cell>
          <table:table-cell office:value-type="float" office:value="1" calcext:value-type="float">
            <text:p>1</text:p>
          </table:table-cell>
          <table:table-cell table:formula="of:=[.N55]*[.O55]" office:value-type="float" office:value="7701.8" calcext:value-type="float">
            <text:p>7701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DE10</text:p>
          </table:table-cell>
          <table:table-cell table:number-columns-repeated="2"/>
          <table:table-cell table:number-columns-repeated="2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10*[.F56]" office:value-type="float" office:value="500" calcext:value-type="float">
            <text:p>500</text:p>
          </table:table-cell>
          <table:table-cell table:formula="of:=([.B56]*[.$B$2]+[.C56]*[.$C$2]+[.D56]*[.$D$2]+[.E56]*[.$E$2]+[.G56]*[.$G$2])/[.$H$2]" office:value-type="float" office:value="483" calcext:value-type="float">
            <text:p>483</text:p>
          </table:table-cell>
          <table:table-cell table:number-columns-repeated="4"/>
          <table:table-cell office:value-type="string" calcext:value-type="string">
            <text:p>CamCa2C</text:p>
          </table:table-cell>
          <table:table-cell table:formula="of:=[.H15]" office:value-type="float" office:value="58.2" calcext:value-type="float">
            <text:p>58.2</text:p>
          </table:table-cell>
          <table:table-cell office:value-type="float" office:value="1" calcext:value-type="float">
            <text:p>1</text:p>
          </table:table-cell>
          <table:table-cell table:formula="of:=[.N56]*[.O56]" office:value-type="float" office:value="58.2" calcext:value-type="float">
            <text:p>58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DE10cAMP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10*[.F57]" office:value-type="float" office:value="110" calcext:value-type="float">
            <text:p>110</text:p>
          </table:table-cell>
          <table:table-cell table:formula="of:=([.B57]*[.$B$2]+[.C57]*[.$C$2]+[.D57]*[.$D$2]+[.E57]*[.$E$2]+[.G57]*[.$G$2])/[.$H$2]"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CamCa2N</text:p>
          </table:table-cell>
          <table:table-cell table:formula="of:=[.H16]" office:value-type="float" office:value="58.2" calcext:value-type="float">
            <text:p>58.2</text:p>
          </table:table-cell>
          <table:table-cell office:value-type="float" office:value="1" calcext:value-type="float">
            <text:p>1</text:p>
          </table:table-cell>
          <table:table-cell table:formula="of:=[.N57]*[.O57]" office:value-type="float" office:value="58.2" calcext:value-type="float">
            <text:p>58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10*[.F58]" office:value-type="float" office:value="2000" calcext:value-type="float">
            <text:p>2000</text:p>
          </table:table-cell>
          <table:table-cell table:formula="of:=([.B58]*[.$B$2]+[.C58]*[.$C$2]+[.D58]*[.$D$2]+[.E58]*[.$E$2]+[.G58]*[.$G$2])/[.$H$2]" office:value-type="float" office:value="1850" calcext:value-type="float">
            <text:p>1850</text:p>
          </table:table-cell>
          <table:table-cell table:number-columns-repeated="4"/>
          <table:table-cell office:value-type="string" calcext:value-type="string">
            <text:p>CamCa4</text:p>
          </table:table-cell>
          <table:table-cell table:formula="of:=[.H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58]*[.O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C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59]" office:value-type="float" office:value="0" calcext:value-type="float">
            <text:p>0</text:p>
          </table:table-cell>
          <table:table-cell table:formula="of:=([.B59]*[.$B$2]+[.C59]*[.$C$2]+[.D59]*[.$D$2]+[.E59]*[.$E$2]+[.G59]*[.$G$2])/[.$H$2]" office:value-type="float" office:value="0" calcext:value-type="float">
            <text:p>0</text:p>
          </table:table-cell>
          <table:table-cell table:number-columns-repeated="4"/>
          <table:table-cell table:style-name="ce15"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59]*[.O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CaGa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0]" office:value-type="float" office:value="0" calcext:value-type="float">
            <text:p>0</text:p>
          </table:table-cell>
          <table:table-cell table:formula="of:=([.B60]*[.$B$2]+[.C60]*[.$C$2]+[.D60]*[.$D$2]+[.E60]*[.$E$2]+[.G6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DE1CamCa4</text:p>
          </table:table-cell>
          <table:table-cell table:formula="of:=[.H51]" office:value-type="float" office:value="858.45" calcext:value-type="float">
            <text:p>858.45</text:p>
          </table:table-cell>
          <table:table-cell office:value-type="float" office:value="1" calcext:value-type="float">
            <text:p>1</text:p>
          </table:table-cell>
          <table:table-cell table:formula="of:=[.N60]*[.O60]" office:value-type="float" office:value="858.45" calcext:value-type="float">
            <text:p>858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Gaq<text:span text:style-name="T1">(GTP)</text:span>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1]" office:value-type="float" office:value="0" calcext:value-type="float">
            <text:p>0</text:p>
          </table:table-cell>
          <table:table-cell table:formula="of:=([.B61]*[.$B$2]+[.C61]*[.$C$2]+[.D61]*[.$D$2]+[.E61]*[.$E$2]+[.G61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</text:p>
          </table:table-cell>
          <table:table-cell table:formula="of:=[.H84]"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table:formula="of:=[.N61]*[.O61]" office:value-type="float" office:value="2328" calcext:value-type="float">
            <text:p>2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p2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9600" calcext:value-type="float">
            <text:p>9600</text:p>
          </table:table-cell>
          <table:table-cell table:formula="of:=10*[.F62]" office:value-type="float" office:value="96000" calcext:value-type="float">
            <text:p>96000</text:p>
          </table:table-cell>
          <table:table-cell table:formula="of:=([.B62]*[.$B$2]+[.C62]*[.$C$2]+[.D62]*[.$D$2]+[.E62]*[.$E$2]+[.G62]*[.$G$2])/[.$H$2]" office:value-type="float" office:value="88800" calcext:value-type="float">
            <text:p>88800</text:p>
          </table:table-cell>
          <table:table-cell table:number-columns-repeated="4"/>
          <table:table-cell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62]*[.O62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Pip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3]" office:value-type="float" office:value="0" calcext:value-type="float">
            <text:p>0</text:p>
          </table:table-cell>
          <table:table-cell table:formula="of:=([.B63]*[.$B$2]+[.C63]*[.$C$2]+[.D63]*[.$D$2]+[.E63]*[.$E$2]+[.G6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63]*[.O63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GaqPip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4]" office:value-type="float" office:value="0" calcext:value-type="float">
            <text:p>0</text:p>
          </table:table-cell>
          <table:table-cell table:formula="of:=([.B64]*[.$B$2]+[.C64]*[.$C$2]+[.D64]*[.$D$2]+[.E64]*[.$E$2]+[.G64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4]*[.O6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5]" office:value-type="float" office:value="0" calcext:value-type="float">
            <text:p>0</text:p>
          </table:table-cell>
          <table:table-cell table:formula="of:=([.B65]*[.$B$2]+[.C65]*[.$C$2]+[.D65]*[.$D$2]+[.E65]*[.$E$2]+[.G65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5]*[.O6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6]" office:value-type="float" office:value="0" calcext:value-type="float">
            <text:p>0</text:p>
          </table:table-cell>
          <table:table-cell table:formula="of:=([.B66]*[.$B$2]+[.C66]*[.$C$2]+[.D66]*[.$D$2]+[.E66]*[.$E$2]+[.G6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6]*[.O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Ca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7]" office:value-type="float" office:value="0" calcext:value-type="float">
            <text:p>0</text:p>
          </table:table-cell>
          <table:table-cell table:formula="of:=([.B67]*[.$B$2]+[.C67]*[.$C$2]+[.D67]*[.$D$2]+[.E67]*[.$E$2]+[.G6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1" calcext:value-type="float">
            <text:p>1</text:p>
          </table:table-cell>
          <table:table-cell table:formula="of:=[.N67]*[.O67]" office:value-type="float" office:value="135.8" calcext:value-type="float">
            <text:p>135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cCaGaq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8]" office:value-type="float" office:value="0" calcext:value-type="float">
            <text:p>0</text:p>
          </table:table-cell>
          <table:table-cell table:formula="of:=([.B68]*[.$B$2]+[.C68]*[.$C$2]+[.D68]*[.$D$2]+[.E68]*[.$E$2]+[.G6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68]*[.O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gK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280" calcext:value-type="float">
            <text:p>280</text:p>
          </table:table-cell>
          <table:table-cell table:formula="of:=10*[.F69]" office:value-type="float" office:value="2800" calcext:value-type="float">
            <text:p>2800</text:p>
          </table:table-cell>
          <table:table-cell table:formula="of:=([.B69]*[.$B$2]+[.C69]*[.$C$2]+[.D69]*[.$D$2]+[.E69]*[.$E$2]+[.G69]*[.$G$2])/[.$H$2]" office:value-type="float" office:value="2590" calcext:value-type="float">
            <text:p>2590</text:p>
          </table:table-cell>
          <table:table-cell table:number-columns-repeated="4"/>
          <table:table-cell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69]*[.O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gK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0]" office:value-type="float" office:value="0" calcext:value-type="float">
            <text:p>0</text:p>
          </table:table-cell>
          <table:table-cell table:formula="of:=([.B70]*[.$B$2]+[.C70]*[.$C$2]+[.D70]*[.$D$2]+[.E70]*[.$E$2]+[.G7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70]*[.O70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1]" office:value-type="float" office:value="0" calcext:value-type="float">
            <text:p>0</text:p>
          </table:table-cell>
          <table:table-cell table:formula="of:=([.B71]*[.$B$2]+[.C71]*[.$C$2]+[.D71]*[.$D$2]+[.E71]*[.$E$2]+[.G71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1]*[.O7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agDegr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2]" office:value-type="float" office:value="0" calcext:value-type="float">
            <text:p>0</text:p>
          </table:table-cell>
          <table:table-cell table:formula="of:=([.B72]*[.$B$2]+[.C72]*[.$C$2]+[.D72]*[.$D$2]+[.E72]*[.$E$2]+[.G7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2]*[.O7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3degr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table:formula="of:=10*[.F73]" office:value-type="float" office:value="2400" calcext:value-type="float">
            <text:p>2400</text:p>
          </table:table-cell>
          <table:table-cell table:formula="of:=([.B73]*[.$B$2]+[.C73]*[.$C$2]+[.D73]*[.$D$2]+[.E73]*[.$E$2]+[.G73]*[.$G$2])/[.$H$2]" office:value-type="float" office:value="2220" calcext:value-type="float">
            <text:p>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gl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720" calcext:value-type="float">
            <text:p>720</text:p>
          </table:table-cell>
          <table:table-cell table:formula="of:=10*[.F74]" office:value-type="float" office:value="7200" calcext:value-type="float">
            <text:p>7200</text:p>
          </table:table-cell>
          <table:table-cell table:formula="of:=([.B74]*[.$B$2]+[.C74]*[.$C$2]+[.D74]*[.$D$2]+[.E74]*[.$E$2]+[.G74]*[.$G$2])/[.$H$2]" office:value-type="float" office:value="6600" calcext:value-type="float">
            <text:p>6600</text:p>
          </table:table-cell>
          <table:table-cell table:number-columns-repeated="3"/>
          <table:table-cell office:value-type="string" calcext:value-type="string">
            <text:p>L(dopamine)</text:p>
          </table:table-cell>
          <table:table-cell table:style-name="ce7"/>
          <table:table-cell table:number-columns-repeated="3"/>
          <table:table-cell table:formula="of:=SUM([.P75:.P79])" office:value-type="float" office:value="970048.5" calcext:value-type="float">
            <text:p>970048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Dgl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table:formula="of:=10*[.F75]" office:value-type="float" office:value="1200" calcext:value-type="float">
            <text:p>1200</text:p>
          </table:table-cell>
          <table:table-cell table:formula="of:=([.B75]*[.$B$2]+[.C75]*[.$C$2]+[.D75]*[.$D$2]+[.E75]*[.$E$2]+[.G75]*[.$G$2])/[.$H$2]" office:value-type="float" office:value="1100" calcext:value-type="float">
            <text:p>1100</text:p>
          </table:table-cell>
          <table:table-cell table:number-columns-repeated="4"/>
          <table:table-cell table:style-name="ce7" office:value-type="string" calcext:value-type="string">
            <text:p>Lout</text:p>
          </table:table-cell>
          <table:table-cell table:formula="of:=[.H18]" office:value-type="float" office:value="970000" calcext:value-type="float">
            <text:p>970000</text:p>
          </table:table-cell>
          <table:table-cell office:value-type="float" office:value="1" calcext:value-type="float">
            <text:p>1</text:p>
          </table:table-cell>
          <table:table-cell table:formula="of:=[.N75]*[.O75]" office:value-type="float" office:value="970000" calcext:value-type="float">
            <text:p>970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gCaDgl</text:p>
          </table:table-cell>
          <table:table-cell table:number-columns-repeated="3"/>
          <table:table-cell table:style-name="ce7"/>
          <table:table-cell/>
          <table:table-cell table:formula="of:=10*[.F76]" office:value-type="float" office:value="0" calcext:value-type="float">
            <text:p>0</text:p>
          </table:table-cell>
          <table:table-cell table:formula="of:=([.B76]*[.$B$2]+[.C76]*[.$C$2]+[.D76]*[.$D$2]+[.E76]*[.$E$2]+[.G7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formula="of:=[.H19]"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table:formula="of:=[.N76]*[.O76]" office:value-type="float" office:value="48.5" calcext:value-type="float">
            <text:p>48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7]" office:value-type="float" office:value="0" calcext:value-type="float">
            <text:p>0</text:p>
          </table:table-cell>
          <table:table-cell table:formula="of:=([.B77]*[.$B$2]+[.C77]*[.$C$2]+[.D77]*[.$D$2]+[.E77]*[.$E$2]+[.G7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D1RGs</text:p>
          </table:table-cell>
          <table:table-cell table:formula="of:=[.H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7]*[.O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kinas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10*[.F78]" office:value-type="float" office:value="1200" calcext:value-type="float">
            <text:p>1200</text:p>
          </table:table-cell>
          <table:table-cell table:formula="of:=([.B78]*[.$B$2]+[.C78]*[.$C$2]+[.D78]*[.$D$2]+[.E78]*[.$E$2]+[.G78]*[.$G$2])/[.$H$2]" office:value-type="float" office:value="1110" calcext:value-type="float">
            <text:p>1110</text:p>
          </table:table-cell>
          <table:table-cell table:number-columns-repeated="4"/>
          <table:table-cell office:value-type="string" calcext:value-type="string">
            <text:p>LD1R</text:p>
          </table:table-cell>
          <table:table-cell table:formula="of:=[.H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8]*[.O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p3degPIk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10*[.F79]" office:value-type="float" office:value="1600" calcext:value-type="float">
            <text:p>1600</text:p>
          </table:table-cell>
          <table:table-cell table:formula="of:=([.B79]*[.$B$2]+[.C79]*[.$C$2]+[.D79]*[.$D$2]+[.E79]*[.$E$2]+[.G79]*[.$G$2])/[.$H$2]" office:value-type="float" office:value="1480" calcext:value-type="float">
            <text:p>1480</text:p>
          </table:table-cell>
          <table:table-cell table:number-columns-repeated="4"/>
          <table:table-cell office:value-type="string" calcext:value-type="string">
            <text:p>LRGbg</text:p>
          </table:table-cell>
          <table:table-cell table:formula="of:=[.H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9]*[.O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c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/>
          <table:table-cell table:formula="of:=10*[.F80]" office:value-type="float" office:value="0" calcext:value-type="float">
            <text:p>0</text:p>
          </table:table-cell>
          <table:table-cell table:formula="of:=([.B80]*[.$B$2]+[.C80]*[.$C$2]+[.D80]*[.$D$2]+[.E80]*[.$E$2]+[.G80]*[.$G$2])/[.$H$2]"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cC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10*[.F81]" office:value-type="float" office:value="0" calcext:value-type="float">
            <text:p>0</text:p>
          </table:table-cell>
          <table:table-cell table:formula="of:=([.B81]*[.$B$2]+[.C81]*[.$C$2]+[.D81]*[.$D$2]+[.E81]*[.$E$2]+[.G81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MP</text:p>
          </table:table-cell>
          <table:table-cell table:number-columns-repeated="4"/>
          <table:table-cell table:formula="of:=SUM([.P82:.P88])" office:value-type="float" office:value="1302.72" calcext:value-type="float">
            <text:p>1302.72</text:p>
          </table:table-cell>
          <table:table-cell/>
          <table:table-cell office:value-type="string" calcext:value-type="string">
            <text:p>target conc of cAMP ~30-50 n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kcCaDag</text:p>
          </table:table-cell>
          <table:table-cell table:number-columns-repeated="5"/>
          <table:table-cell table:formula="of:=10*[.F82]" office:value-type="float" office:value="0" calcext:value-type="float">
            <text:p>0</text:p>
          </table:table-cell>
          <table:table-cell table:formula="of:=([.B82]*[.$B$2]+[.C82]*[.$C$2]+[.D82]*[.$D$2]+[.E82]*[.$E$2]+[.G8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MP</text:p>
          </table:table-cell>
          <table:table-cell table:formula="of:=[.H47]" office:value-type="float" office:value="34.92" calcext:value-type="float">
            <text:p>34.92</text:p>
          </table:table-cell>
          <table:table-cell office:value-type="float" office:value="1" calcext:value-type="float">
            <text:p>1</text:p>
          </table:table-cell>
          <table:table-cell table:formula="of:=[.N82]*[.O82]" office:value-type="float" office:value="34.92" calcext:value-type="float">
            <text:p>34.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3]" office:value-type="float" office:value="0" calcext:value-type="float">
            <text:p>0</text:p>
          </table:table-cell>
          <table:table-cell table:formula="of:=([.B83]*[.$B$2]+[.C83]*[.$C$2]+[.D83]*[.$D$2]+[.E83]*[.$E$2]+[.G8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83]*[.O8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</text:p>
          </table:table-cell>
          <table:table-cell office:value-type="float" office:value="2400" calcext:value-type="float">
            <text:p>2400</text:p>
          </table:table-cell>
          <table:table-cell table:number-columns-repeated="4"/>
          <table:table-cell table:formula="of:=10*[.F84]" office:value-type="float" office:value="0" calcext:value-type="float">
            <text:p>0</text:p>
          </table:table-cell>
          <table:table-cell table:formula="of:=([.B84]*[.$B$2]+[.C84]*[.$C$2]+[.D84]*[.$D$2]+[.E84]*[.$E$2]+[.G84]*[.$G$2])/[.$H$2]" office:value-type="float" office:value="2328" calcext:value-type="float">
            <text:p>2328</text:p>
          </table:table-cell>
          <table:table-cell table:number-columns-repeated="4"/>
          <table:table-cell office:value-type="string" calcext:value-type="string">
            <text:p>PDE10cAMP</text:p>
          </table:table-cell>
          <table:table-cell table:formula="of:=[.H53]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formula="of:=[.N84]*[.O84]" office:value-type="float" office:value="450" calcext:value-type="float">
            <text:p>4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2C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85]" office:value-type="float" office:value="0" calcext:value-type="float">
            <text:p>0</text:p>
          </table:table-cell>
          <table:table-cell table:formula="of:=([.B85]*[.$B$2]+[.C85]*[.$C$2]+[.D85]*[.$D$2]+[.E85]*[.$E$2]+[.G85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PKAcPDE10cAMP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85]*[.O8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2N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86]" office:value-type="float" office:value="0" calcext:value-type="float">
            <text:p>0</text:p>
          </table:table-cell>
          <table:table-cell table:formula="of:=([.B86]*[.$B$2]+[.C86]*[.$C$2]+[.D86]*[.$D$2]+[.E86]*[.$E$2]+[.G86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pPDE10cAMP</text:p>
          </table:table-cell>
          <table:table-cell table:formula="of:=[.H57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N86]*[.O86]"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7]" office:value-type="float" office:value="0" calcext:value-type="float">
            <text:p>0</text:p>
          </table:table-cell>
          <table:table-cell table:formula="of:=([.B87]*[.$B$2]+[.C87]*[.$C$2]+[.D87]*[.$D$2]+[.E87]*[.$E$2]+[.G8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AcAMP2</text:p>
          </table:table-cell>
          <table:table-cell table:formula="of:=[.H104]" office:value-type="float" office:value="353.64" calcext:value-type="float">
            <text:p>353.64</text:p>
          </table:table-cell>
          <table:table-cell office:value-type="float" office:value="2" calcext:value-type="float">
            <text:p>2</text:p>
          </table:table-cell>
          <table:table-cell table:formula="of:=[.N87]*[.O87]" office:value-type="float" office:value="707.28" calcext:value-type="float">
            <text:p>707.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8]" office:value-type="float" office:value="0" calcext:value-type="float">
            <text:p>0</text:p>
          </table:table-cell>
          <table:table-cell table:formula="of:=([.B88]*[.$B$2]+[.C88]*[.$C$2]+[.D88]*[.$D$2]+[.E88]*[.$E$2]+[.G8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AcAMP4</text:p>
          </table:table-cell>
          <table:table-cell table:formula="of:=[.H105]"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table:formula="of:=[.N88]*[.O88]" office:value-type="float" office:value="5.52" calcext:value-type="float">
            <text:p>5.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3880" calcext:value-type="float">
            <text:p>3880</text:p>
          </table:table-cell>
          <table:table-cell table:number-columns-repeated="4"/>
          <table:table-cell table:formula="of:=10*[.F89]" office:value-type="float" office:value="0" calcext:value-type="float">
            <text:p>0</text:p>
          </table:table-cell>
          <table:table-cell table:formula="of:=([.B89]*[.$B$2]+[.C89]*[.$C$2]+[.D89]*[.$D$2]+[.E89]*[.$E$2]+[.G89]*[.$G$2])/[.$H$2]" office:value-type="float" office:value="3763.6" calcext:value-type="float">
            <text:p>3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P2A_BPR72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formula="of:=10*[.F90]" office:value-type="float" office:value="0" calcext:value-type="float">
            <text:p>0</text:p>
          </table:table-cell>
          <table:table-cell table:formula="of:=([.B90]*[.$B$2]+[.C90]*[.$C$2]+[.D90]*[.$D$2]+[.E90]*[.$E$2]+[.G90]*[.$G$2])/[.$H$2]" office:value-type="float" office:value="776" calcext:value-type="float">
            <text:p>776</text:p>
          </table:table-cell>
          <table:table-cell table:number-columns-repeated="3"/>
          <table:table-cell office:value-type="string" calcext:value-type="string">
            <text:p>Glu</text:p>
          </table:table-cell>
          <table:table-cell table:number-columns-repeated="4"/>
          <table:table-cell table:formula="of:=SUM([.P91:.P96])" office:value-type="float" office:value="970000" calcext:value-type="float">
            <text:p>97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P2A_B56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91]" office:value-type="float" office:value="0" calcext:value-type="float">
            <text:p>0</text:p>
          </table:table-cell>
          <table:table-cell table:formula="of:=([.B91]*[.$B$2]+[.C91]*[.$C$2]+[.D91]*[.$D$2]+[.E91]*[.$E$2]+[.G91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Glu</text:p>
          </table:table-cell>
          <table:table-cell table:formula="of:=[.H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1]*[.O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Ac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2]" office:value-type="float" office:value="0" calcext:value-type="float">
            <text:p>0</text:p>
          </table:table-cell>
          <table:table-cell table:formula="of:=([.B92]*[.$B$2]+[.C92]*[.$C$2]+[.D92]*[.$D$2]+[.E92]*[.$E$2]+[.G9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uOut</text:p>
          </table:table-cell>
          <table:table-cell table:formula="of:=[.H30]" office:value-type="float" office:value="970000" calcext:value-type="float">
            <text:p>970000</text:p>
          </table:table-cell>
          <table:table-cell office:value-type="float" office:value="1" calcext:value-type="float">
            <text:p>1</text:p>
          </table:table-cell>
          <table:table-cell table:formula="of:=[.N92]*[.O92]" office:value-type="float" office:value="970000" calcext:value-type="float">
            <text:p>970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PP2A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10*[.F93]" office:value-type="float" office:value="0" calcext:value-type="float">
            <text:p>0</text:p>
          </table:table-cell>
          <table:table-cell table:formula="of:=([.B93]*[.$B$2]+[.C93]*[.$C$2]+[.D93]*[.$D$2]+[.E93]*[.$E$2]+[.G93]*[.$G$2])/[.$H$2]" office:value-type="float" office:value="130.95" calcext:value-type="float">
            <text:p>131</text:p>
          </table:table-cell>
          <table:table-cell table:number-columns-repeated="4"/>
          <table:table-cell office:value-type="string" calcext:value-type="string">
            <text:p>GluMgluR</text:p>
          </table:table-cell>
          <table:table-cell table:formula="of:=[.H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3]*[.O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P2AC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10*[.F94]" office:value-type="float" office:value="0" calcext:value-type="float">
            <text:p>0</text:p>
          </table:table-cell>
          <table:table-cell table:formula="of:=([.B94]*[.$B$2]+[.C94]*[.$C$2]+[.D94]*[.$D$2]+[.E94]*[.$E$2]+[.G94]*[.$G$2])/[.$H$2]" office:value-type="float" office:value="33.95" calcext:value-type="float">
            <text:p>34</text:p>
          </table:table-cell>
          <table:table-cell table:number-columns-repeated="4"/>
          <table:table-cell office:value-type="string" calcext:value-type="string">
            <text:p>GluMgluRdesens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4]*[.O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11100" calcext:value-type="float">
            <text:p>11100</text:p>
          </table:table-cell>
          <table:table-cell table:number-columns-repeated="4"/>
          <table:table-cell table:formula="of:=10*[.F95]" office:value-type="float" office:value="0" calcext:value-type="float">
            <text:p>0</text:p>
          </table:table-cell>
          <table:table-cell table:formula="of:=([.B95]*[.$B$2]+[.C95]*[.$C$2]+[.D95]*[.$D$2]+[.E95]*[.$E$2]+[.G95]*[.$G$2])/[.$H$2]" office:value-type="float" office:value="10767" calcext:value-type="float">
            <text:p>10767</text:p>
          </table:table-cell>
          <table:table-cell table:number-columns-repeated="4"/>
          <table:table-cell office:value-type="string" calcext:value-type="string">
            <text:p>GluMgluRGq</text:p>
          </table:table-cell>
          <table:table-cell table:formula="of:=[.H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5]*[.O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K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6]" office:value-type="float" office:value="0" calcext:value-type="float">
            <text:p>0</text:p>
          </table:table-cell>
          <table:table-cell table:formula="of:=([.B96]*[.$B$2]+[.C96]*[.$C$2]+[.D96]*[.$D$2]+[.E96]*[.$E$2]+[.G9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uMgluRGbg</text:p>
          </table:table-cell>
          <table:table-cell table:formula="of:=[.H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6]*[.O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KpCamCa4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10*[.F97]" office:value-type="float" office:value="0" calcext:value-type="float">
            <text:p>0</text:p>
          </table:table-cell>
          <table:table-cell table:formula="of:=([.B97]*[.$B$2]+[.C97]*[.$C$2]+[.D97]*[.$D$2]+[.E97]*[.$E$2]+[.G97]*[.$G$2])/[.$H$2]" office:value-type="float" office:value="135.8" calcext:value-type="float">
            <text:p>136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string" calcext:value-type="string">
            <text:p>greengar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Kp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10*[.F98]" office:value-type="float" office:value="0" calcext:value-type="float">
            <text:p>0</text:p>
          </table:table-cell>
          <table:table-cell table:formula="of:=([.B98]*[.$B$2]+[.C98]*[.$C$2]+[.D98]*[.$D$2]+[.E98]*[.$E$2]+[.G98]*[.$G$2])/[.$H$2]" office:value-type="float" office:value="485" calcext:value-type="float">
            <text:p>485</text:p>
          </table:table-cell>
          <table:table-cell table:number-columns-repeated="3"/>
          <table:table-cell office:value-type="string" calcext:value-type="string">
            <text:p>D32</text:p>
          </table:table-cell>
          <table:table-cell table:number-columns-repeated="4"/>
          <table:table-cell table:formula="of:=SUM([.P99:.P114])" office:value-type="float" office:value="46463.97" calcext:value-type="float">
            <text:p>46463.9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mplex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9]" office:value-type="float" office:value="0" calcext:value-type="float">
            <text:p>0</text:p>
          </table:table-cell>
          <table:table-cell table:formula="of:=([.B99]*[.$B$2]+[.C99]*[.$C$2]+[.D99]*[.$D$2]+[.E99]*[.$E$2]+[.G9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32</text:p>
          </table:table-cell>
          <table:table-cell table:formula="of:=[.H108]" office:value-type="float" office:value="35434.1" calcext:value-type="float">
            <text:p>35434.1</text:p>
          </table:table-cell>
          <table:table-cell office:value-type="float" office:value="1" calcext:value-type="float">
            <text:p>1</text:p>
          </table:table-cell>
          <table:table-cell table:formula="of:=[.N99]*[.O99]" office:value-type="float" office:value="35434.1" calcext:value-type="float">
            <text:p>35434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Complex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00]" office:value-type="float" office:value="0" calcext:value-type="float">
            <text:p>0</text:p>
          </table:table-cell>
          <table:table-cell table:formula="of:=([.B100]*[.$B$2]+[.C100]*[.$C$2]+[.D100]*[.$D$2]+[.E100]*[.$E$2]+[.G10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32PKA</text:p>
          </table:table-cell>
          <table:table-cell table:formula="of:=[.H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0]*[.O10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pPP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formula="of:=10*[.F101]" office:value-type="float" office:value="0" calcext:value-type="float">
            <text:p>0</text:p>
          </table:table-cell>
          <table:table-cell table:formula="of:=([.B101]*[.$B$2]+[.C101]*[.$C$2]+[.D101]*[.$D$2]+[.E101]*[.$E$2]+[.G101]*[.$G$2])/[.$H$2]" office:value-type="float" office:value="234.74" calcext:value-type="float">
            <text:p>235</text:p>
          </table:table-cell>
          <table:table-cell table:number-columns-repeated="4"/>
          <table:table-cell office:value-type="string" calcext:value-type="string">
            <text:p>Dp34</text:p>
          </table:table-cell>
          <table:table-cell table:formula="of:=[.H1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1]*[.O10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pCamCa4PP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10*[.F102]" office:value-type="float" office:value="0" calcext:value-type="float">
            <text:p>0</text:p>
          </table:table-cell>
          <table:table-cell table:formula="of:=([.B102]*[.$B$2]+[.C102]*[.$C$2]+[.D102]*[.$D$2]+[.E102]*[.$E$2]+[.G102]*[.$G$2])/[.$H$2]" office:value-type="float" office:value="7.76" calcext:value-type="float">
            <text:p>8</text:p>
          </table:table-cell>
          <table:table-cell table:number-columns-repeated="4"/>
          <table:table-cell office:value-type="string" calcext:value-type="string">
            <text:p>Dp34PP1</text:p>
          </table:table-cell>
          <table:table-cell table:formula="of:=[.H111]" office:value-type="float" office:value="504.4" calcext:value-type="float">
            <text:p>504.4</text:p>
          </table:table-cell>
          <table:table-cell office:value-type="float" office:value="1" calcext:value-type="float">
            <text:p>1</text:p>
          </table:table-cell>
          <table:table-cell table:formula="of:=[.N102]*[.O102]" office:value-type="float" office:value="504.4" calcext:value-type="float">
            <text:p>50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</text:p>
          </table:table-cell>
          <table:table-cell/>
          <table:table-cell office:value-type="float" office:value="5488" calcext:value-type="float">
            <text:p>5488</text:p>
          </table:table-cell>
          <table:table-cell/>
          <table:table-cell office:value-type="float" office:value="5488" calcext:value-type="float">
            <text:p>5488</text:p>
          </table:table-cell>
          <table:table-cell office:value-type="float" office:value="965" calcext:value-type="float">
            <text:p>965</text:p>
          </table:table-cell>
          <table:table-cell table:formula="of:=10*[.F103]" office:value-type="float" office:value="9650" calcext:value-type="float">
            <text:p>9650</text:p>
          </table:table-cell>
          <table:table-cell table:formula="of:=([.B103]*[.$B$2]+[.C103]*[.$C$2]+[.D103]*[.$D$2]+[.E103]*[.$E$2]+[.G103]*[.$G$2])/[.$H$2]" office:value-type="float" office:value="9014.28" calcext:value-type="float">
            <text:p>9014</text:p>
          </table:table-cell>
          <table:table-cell table:number-columns-repeated="4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3]*[.O10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AMP2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35" calcext:value-type="float">
            <text:p>35</text:p>
          </table:table-cell>
          <table:table-cell table:formula="of:=10*[.F104]" office:value-type="float" office:value="350" calcext:value-type="float">
            <text:p>350</text:p>
          </table:table-cell>
          <table:table-cell table:formula="of:=([.B104]*[.$B$2]+[.C104]*[.$C$2]+[.D104]*[.$D$2]+[.E104]*[.$E$2]+[.G104]*[.$G$2])/[.$H$2]" office:value-type="float" office:value="353.64" calcext:value-type="float">
            <text:p>354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4]*[.O10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AMP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10*[.F105]" office:value-type="float" office:value="0" calcext:value-type="float">
            <text:p>0</text:p>
          </table:table-cell>
          <table:table-cell table:formula="of:=([.B105]*[.$B$2]+[.C105]*[.$C$2]+[.D105]*[.$D$2]+[.E105]*[.$E$2]+[.G105]*[.$G$2])/[.$H$2]" office:value-type="float" office:value="1.38" calcext:value-type="float">
            <text:p>1</text:p>
          </table:table-cell>
          <table:table-cell table:number-columns-repeated="4"/>
          <table:table-cell office:value-type="string" calcext:value-type="string">
            <text:p>Dp34PP2A_BPR72</text:p>
          </table:table-cell>
          <table:table-cell table:formula="of:=[.H1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5]*[.O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Ac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10*[.F106]" office:value-type="float" office:value="160" calcext:value-type="float">
            <text:p>160</text:p>
          </table:table-cell>
          <table:table-cell table:formula="of:=([.B106]*[.$B$2]+[.C106]*[.$C$2]+[.D106]*[.$D$2]+[.E106]*[.$E$2]+[.G106]*[.$G$2])/[.$H$2]" office:value-type="float" office:value="149.04" calcext:value-type="float">
            <text:p>149</text:p>
          </table:table-cell>
          <table:table-cell table:number-columns-repeated="4"/>
          <table:table-cell office:value-type="string" calcext:value-type="string">
            <text:p>Dp34PP2A_B56d</text:p>
          </table:table-cell>
          <table:table-cell table:formula="of:=[.H1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6]*[.O1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Ar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/>
          <table:table-cell table:formula="of:=10*[.F107]" office:value-type="float" office:value="0" calcext:value-type="float">
            <text:p>0</text:p>
          </table:table-cell>
          <table:table-cell table:formula="of:=([.B107]*[.$B$2]+[.C107]*[.$C$2]+[.D107]*[.$D$2]+[.E107]*[.$E$2]+[.G107]*[.$G$2])/[.$H$2]" office:value-type="float" office:value="2.52" calcext:value-type="float">
            <text:p>3</text:p>
          </table:table-cell>
          <table:table-cell table:number-columns-repeated="4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7]*[.O10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32</text:p>
          </table:table-cell>
          <table:table-cell office:value-type="float" office:value="36530" calcext:value-type="float">
            <text:p>36530</text:p>
          </table:table-cell>
          <table:table-cell table:number-columns-repeated="4"/>
          <table:table-cell table:formula="of:=10*[.F108]" office:value-type="float" office:value="0" calcext:value-type="float">
            <text:p>0</text:p>
          </table:table-cell>
          <table:table-cell table:formula="of:=([.B108]*[.$B$2]+[.C108]*[.$C$2]+[.D108]*[.$D$2]+[.E108]*[.$E$2]+[.G108]*[.$G$2])/[.$H$2]" office:value-type="float" office:value="35434.1" calcext:value-type="float">
            <text:p>35434</text:p>
          </table:table-cell>
          <table:table-cell table:number-columns-repeated="4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08]*[.O108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32PK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09]" office:value-type="float" office:value="0" calcext:value-type="float">
            <text:p>0</text:p>
          </table:table-cell>
          <table:table-cell table:formula="of:=([.B109]*[.$B$2]+[.C109]*[.$C$2]+[.D109]*[.$D$2]+[.E109]*[.$E$2]+[.G10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</text:p>
          </table:table-cell>
          <table:table-cell table:formula="of:=[.H122]" office:value-type="float" office:value="9991" calcext:value-type="float">
            <text:p>9991</text:p>
          </table:table-cell>
          <table:table-cell office:value-type="float" office:value="1" calcext:value-type="float">
            <text:p>1</text:p>
          </table:table-cell>
          <table:table-cell table:formula="of:=[.N109]*[.O109]" office:value-type="float" office:value="9991" calcext:value-type="float">
            <text:p>99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0]" office:value-type="float" office:value="0" calcext:value-type="float">
            <text:p>0</text:p>
          </table:table-cell>
          <table:table-cell table:formula="of:=([.B110]*[.$B$2]+[.C110]*[.$C$2]+[.D110]*[.$D$2]+[.E110]*[.$E$2]+[.G11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KA</text:p>
          </table:table-cell>
          <table:table-cell table:formula="of:=[.H1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10]*[.O11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1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formula="of:=10*[.F111]" office:value-type="float" office:value="0" calcext:value-type="float">
            <text:p>0</text:p>
          </table:table-cell>
          <table:table-cell table:formula="of:=([.B111]*[.$B$2]+[.C111]*[.$C$2]+[.D111]*[.$D$2]+[.E111]*[.$E$2]+[.G111]*[.$G$2])/[.$H$2]" office:value-type="float" office:value="504.4" calcext:value-type="float">
            <text:p>504</text:p>
          </table:table-cell>
          <table:table-cell table:number-columns-repeated="4"/>
          <table:table-cell office:value-type="string" calcext:value-type="string">
            <text:p>Dp75PP2A_BPR72</text:p>
          </table:table-cell>
          <table:table-cell table:formula="of:=[.H124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11]*[.O111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2]" office:value-type="float" office:value="0" calcext:value-type="float">
            <text:p>0</text:p>
          </table:table-cell>
          <table:table-cell table:formula="of:=([.B112]*[.$B$2]+[.C112]*[.$C$2]+[.D112]*[.$D$2]+[.E112]*[.$E$2]+[.G11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2A_B56d</text:p>
          </table:table-cell>
          <table:table-cell table:formula="of:=[.H125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12]*[.O112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1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3]" office:value-type="float" office:value="0" calcext:value-type="float">
            <text:p>0</text:p>
          </table:table-cell>
          <table:table-cell table:formula="of:=([.B113]*[.$B$2]+[.C113]*[.$C$2]+[.D113]*[.$D$2]+[.E113]*[.$E$2]+[.G11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2AC</text:p>
          </table:table-cell>
          <table:table-cell table:formula="of:=[.H126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N113]*[.O113]"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4]" office:value-type="float" office:value="0" calcext:value-type="float">
            <text:p>0</text:p>
          </table:table-cell>
          <table:table-cell table:formula="of:=([.B114]*[.$B$2]+[.C114]*[.$C$2]+[.D114]*[.$D$2]+[.E114]*[.$E$2]+[.G114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P2A</text:p>
          </table:table-cell>
          <table:table-cell table:formula="of:=[.H127]" office:value-type="float" office:value="116.4" calcext:value-type="float">
            <text:p>116.4</text:p>
          </table:table-cell>
          <table:table-cell office:value-type="float" office:value="1" calcext:value-type="float">
            <text:p>1</text:p>
          </table:table-cell>
          <table:table-cell table:formula="of:=[.N114]*[.O114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5]" office:value-type="float" office:value="0" calcext:value-type="float">
            <text:p>0</text:p>
          </table:table-cell>
          <table:table-cell table:formula="of:=([.B115]*[.$B$2]+[.C115]*[.$C$2]+[.D115]*[.$D$2]+[.E115]*[.$E$2]+[.G115]*[.$G$2])/[.$H$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34PP1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6]" office:value-type="float" office:value="0" calcext:value-type="float">
            <text:p>0</text:p>
          </table:table-cell>
          <table:table-cell table:formula="of:=([.B116]*[.$B$2]+[.C116]*[.$C$2]+[.D116]*[.$D$2]+[.E116]*[.$E$2]+[.G116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P1</text:p>
          </table:table-cell>
          <table:table-cell table:number-columns-repeated="4"/>
          <table:table-cell table:formula="of:=SUM([.P117:.P125])" office:value-type="float" office:value="4521.17" calcext:value-type="float">
            <text:p>4521.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p34PP1PP2A_B56d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10*[.F117]" office:value-type="float" office:value="0" calcext:value-type="float">
            <text:p>0</text:p>
          </table:table-cell>
          <table:table-cell table:formula="of:=([.B117]*[.$B$2]+[.C117]*[.$C$2]+[.D117]*[.$D$2]+[.E117]*[.$E$2]+[.G117]*[.$G$2])/[.$H$2]" office:value-type="float" office:value="10.67" calcext:value-type="float">
            <text:p>11</text:p>
          </table:table-cell>
          <table:table-cell table:number-columns-repeated="4"/>
          <table:table-cell office:value-type="string" calcext:value-type="string">
            <text:p>PP1</text:p>
          </table:table-cell>
          <table:table-cell table:formula="of:=[.H89]" office:value-type="float" office:value="3763.6" calcext:value-type="float">
            <text:p>3763.6</text:p>
          </table:table-cell>
          <table:table-cell office:value-type="float" office:value="1" calcext:value-type="float">
            <text:p>1</text:p>
          </table:table-cell>
          <table:table-cell table:formula="of:=[.N117]*[.O117]" office:value-type="float" office:value="3763.6" calcext:value-type="float">
            <text:p>3763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8]" office:value-type="float" office:value="0" calcext:value-type="float">
            <text:p>0</text:p>
          </table:table-cell>
          <table:table-cell table:formula="of:=([.B118]*[.$B$2]+[.C118]*[.$C$2]+[.D118]*[.$D$2]+[.E118]*[.$E$2]+[.G11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PP1</text:p>
          </table:table-cell>
          <table:table-cell table:formula="of:=[.H101]" office:value-type="float" office:value="234.74" calcext:value-type="float">
            <text:p>234.74</text:p>
          </table:table-cell>
          <table:table-cell office:value-type="float" office:value="1" calcext:value-type="float">
            <text:p>1</text:p>
          </table:table-cell>
          <table:table-cell table:formula="of:=[.N118]*[.O118]" office:value-type="float" office:value="234.74" calcext:value-type="float">
            <text:p>234.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9]" office:value-type="float" office:value="0" calcext:value-type="float">
            <text:p>0</text:p>
          </table:table-cell>
          <table:table-cell table:formula="of:=([.B119]*[.$B$2]+[.C119]*[.$C$2]+[.D119]*[.$D$2]+[.E119]*[.$E$2]+[.G11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119]*[.O119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dk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formula="of:=10*[.F120]" office:value-type="float" office:value="0" calcext:value-type="float">
            <text:p>0</text:p>
          </table:table-cell>
          <table:table-cell table:formula="of:=([.B120]*[.$B$2]+[.C120]*[.$C$2]+[.D120]*[.$D$2]+[.E120]*[.$E$2]+[.G120]*[.$G$2])/[.$H$2]" office:value-type="float" office:value="970" calcext:value-type="float">
            <text:p>970</text:p>
          </table:table-cell>
          <table:table-cell table:number-columns-repeated="4"/>
          <table:table-cell office:value-type="string" calcext:value-type="string">
            <text:p>Dp34PP1</text:p>
          </table:table-cell>
          <table:table-cell table:formula="of:=[.H111]" office:value-type="float" office:value="504.4" calcext:value-type="float">
            <text:p>504.4</text:p>
          </table:table-cell>
          <table:table-cell office:value-type="float" office:value="1" calcext:value-type="float">
            <text:p>1</text:p>
          </table:table-cell>
          <table:table-cell table:formula="of:=[.N120]*[.O120]" office:value-type="float" office:value="504.4" calcext:value-type="float">
            <text:p>50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DK5D32</text:p>
          </table:table-cell>
          <table:table-cell office:value-type="float" office:value="2100" calcext:value-type="float">
            <text:p>2100</text:p>
          </table:table-cell>
          <table:table-cell table:number-columns-repeated="4"/>
          <table:table-cell table:formula="of:=10*[.F121]" office:value-type="float" office:value="0" calcext:value-type="float">
            <text:p>0</text:p>
          </table:table-cell>
          <table:table-cell table:formula="of:=([.B121]*[.$B$2]+[.C121]*[.$C$2]+[.D121]*[.$D$2]+[.E121]*[.$E$2]+[.G121]*[.$G$2])/[.$H$2]" office:value-type="float" office:value="2037" calcext:value-type="float">
            <text:p>2037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1]*[.O12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  <table:table-cell table:formula="of:=10*[.F122]" office:value-type="float" office:value="0" calcext:value-type="float">
            <text:p>0</text:p>
          </table:table-cell>
          <table:table-cell table:formula="of:=([.B122]*[.$B$2]+[.C122]*[.$C$2]+[.D122]*[.$D$2]+[.E122]*[.$E$2]+[.G122]*[.$G$2])/[.$H$2]" office:value-type="float" office:value="9991" calcext:value-type="float">
            <text:p>9991</text:p>
          </table:table-cell>
          <table:table-cell table:number-columns-repeated="4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2]*[.O12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K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23]" office:value-type="float" office:value="0" calcext:value-type="float">
            <text:p>0</text:p>
          </table:table-cell>
          <table:table-cell table:formula="of:=([.B123]*[.$B$2]+[.C123]*[.$C$2]+[.D123]*[.$D$2]+[.E123]*[.$E$2]+[.G12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23]*[.O123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_BPR7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10*[.F124]" office:value-type="float" office:value="0" calcext:value-type="float">
            <text:p>0</text:p>
          </table:table-cell>
          <table:table-cell table:formula="of:=([.B124]*[.$B$2]+[.C124]*[.$C$2]+[.D124]*[.$D$2]+[.E124]*[.$E$2]+[.G124]*[.$G$2])/[.$H$2]"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PP1PP2A_BPR72</text:p>
          </table:table-cell>
          <table:table-cell table:formula="of:=[.H1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4]*[.O1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_B56d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10*[.F125]" office:value-type="float" office:value="0" calcext:value-type="float">
            <text:p>0</text:p>
          </table:table-cell>
          <table:table-cell table:formula="of:=([.B125]*[.$B$2]+[.C125]*[.$C$2]+[.D125]*[.$D$2]+[.E125]*[.$E$2]+[.G125]*[.$G$2])/[.$H$2]"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PP1PP2A_B56d</text:p>
          </table:table-cell>
          <table:table-cell table:formula="of:=[.H1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5]*[.O12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C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10*[.F126]" office:value-type="float" office:value="0" calcext:value-type="float">
            <text:p>0</text:p>
          </table:table-cell>
          <table:table-cell table:formula="of:=([.B126]*[.$B$2]+[.C126]*[.$C$2]+[.D126]*[.$D$2]+[.E126]*[.$E$2]+[.G126]*[.$G$2])/[.$H$2]" office:value-type="float" office:value="19.4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75pPP2A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10*[.F127]" office:value-type="float" office:value="0" calcext:value-type="float">
            <text:p>0</text:p>
          </table:table-cell>
          <table:table-cell table:formula="of:=([.B127]*[.$B$2]+[.C127]*[.$C$2]+[.D127]*[.$D$2]+[.E127]*[.$E$2]+[.G127]*[.$G$2])/[.$H$2]" office:value-type="float" office:value="116.4" calcext:value-type="float">
            <text:p>116</text:p>
          </table:table-cell>
          <table:table-cell table:number-columns-repeated="3"/>
          <table:table-cell office:value-type="string" calcext:value-type="string">
            <text:p>PP2A_BPR72</text:p>
          </table:table-cell>
          <table:table-cell table:number-columns-repeated="4"/>
          <table:table-cell table:formula="of:=SUM([.P128:.P134])" office:value-type="float" office:value="1023.35" calcext:value-type="float">
            <text:p>1023.35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A_BPR72</text:p>
          </table:table-cell>
          <table:table-cell table:formula="of:=[.H90]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N128]*[.O128]" office:value-type="float" office:value="776" calcext:value-type="float">
            <text:p>776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AC</text:p>
          </table:table-cell>
          <table:table-cell table:formula="of:=[.H94]" office:value-type="float" office:value="33.95" calcext:value-type="float">
            <text:p>33.95</text:p>
          </table:table-cell>
          <table:table-cell office:value-type="float" office:value="1" calcext:value-type="float">
            <text:p>1</text:p>
          </table:table-cell>
          <table:table-cell table:formula="of:=[.N129]*[.O129]" office:value-type="float" office:value="33.95" calcext:value-type="float">
            <text:p>33.95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A_BPR72</text:p>
          </table:table-cell>
          <table:table-cell table:formula="of:=[.H1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0]*[.O13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1]*[.O13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A_BPR72</text:p>
          </table:table-cell>
          <table:table-cell table:formula="of:=[.H1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2]*[.O13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_BPR72</text:p>
          </table:table-cell>
          <table:table-cell table:formula="of:=[.H124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33]*[.O133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C</text:p>
          </table:table-cell>
          <table:table-cell table:formula="of:=[.H126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N134]*[.O134]"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PP2A_B56d</text:p>
          </table:table-cell>
          <table:table-cell table:number-columns-repeated="4"/>
          <table:table-cell table:formula="of:=SUM([.P137:.P143])" office:value-type="float" office:value="903.07" calcext:value-type="float">
            <text:p>903.07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A_B56d</text:p>
          </table:table-cell>
          <table:table-cell table:formula="of:=[.H91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37]*[.O137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P2A</text:p>
          </table:table-cell>
          <table:table-cell table:formula="of:=[.H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8]*[.O13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A_B56d</text:p>
          </table:table-cell>
          <table:table-cell table:formula="of:=[.H1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9]*[.O13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40]*[.O140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A_B56d</text:p>
          </table:table-cell>
          <table:table-cell table:formula="of:=[.H1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41]*[.O14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_B56d</text:p>
          </table:table-cell>
          <table:table-cell table:formula="of:=[.H125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42]*[.O142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P2A</text:p>
          </table:table-cell>
          <table:table-cell table:formula="of:=[.H127]" office:value-type="float" office:value="116.4" calcext:value-type="float">
            <text:p>116.4</text:p>
          </table:table-cell>
          <table:table-cell office:value-type="float" office:value="1" calcext:value-type="float">
            <text:p>1</text:p>
          </table:table-cell>
          <table:table-cell table:formula="of:=[.N143]*[.O143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PP2B</text:p>
          </table:table-cell>
          <table:table-cell table:number-columns-repeated="4"/>
          <table:table-cell table:formula="of:=SUM([.P146:.P153])" office:value-type="float" office:value="3492" calcext:value-type="float">
            <text:p>3492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B</text:p>
          </table:table-cell>
          <table:table-cell table:formula="of:=[.H8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46]*[.O14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</text:p>
          </table:table-cell>
          <table:table-cell table:formula="of:=[.H84]"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table:formula="of:=[.N147]*[.O147]" office:value-type="float" office:value="2328" calcext:value-type="float">
            <text:p>2328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48]*[.O148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49]*[.O149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0]*[.O15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1]*[.O15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2]*[.O15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3]*[.O15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7"/>
          <table:table-cell office:value-type="string" calcext:value-type="string">
            <text:p>large</text:p>
          </table:table-cell>
          <table:table-cell table:number-columns-repeated="1006"/>
        </table:table-row>
        <table:table-row table:style-name="ro2">
          <table:table-cell table:number-columns-repeated="11"/>
          <table:table-cell office:value-type="string" calcext:value-type="string">
            <text:p>CK</text:p>
          </table:table-cell>
          <table:table-cell table:number-columns-repeated="4"/>
          <table:table-cell table:formula="of:=SUM([.P156:.P163])" office:value-type="float" office:value="11630.3" calcext:value-type="float">
            <text:p>11630.3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CK</text:p>
          </table:table-cell>
          <table:table-cell table:formula="of:=[.H95]" office:value-type="float" office:value="10767" calcext:value-type="float">
            <text:p>10767</text:p>
          </table:table-cell>
          <table:table-cell office:value-type="float" office:value="1" calcext:value-type="float">
            <text:p>1</text:p>
          </table:table-cell>
          <table:table-cell table:formula="of:=[.N156]*[.O156]" office:value-type="float" office:value="10767" calcext:value-type="float">
            <text:p>10767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7]*[.O15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1" calcext:value-type="float">
            <text:p>1</text:p>
          </table:table-cell>
          <table:table-cell table:formula="of:=[.N158]*[.O158]" office:value-type="float" office:value="135.8" calcext:value-type="float">
            <text:p>135.8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CKp</text:p>
          </table:table-cell>
          <table:table-cell table:formula="of:=[.H98]"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formula="of:=[.N159]*[.O159]" office:value-type="float" office:value="485" calcext:value-type="float">
            <text:p>485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60]*[.O1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61]*[.O16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PP1</text:p>
          </table:table-cell>
          <table:table-cell table:formula="of:=[.H101]" office:value-type="float" office:value="234.74" calcext:value-type="float">
            <text:p>234.74</text:p>
          </table:table-cell>
          <table:table-cell office:value-type="float" office:value="1" calcext:value-type="float">
            <text:p>1</text:p>
          </table:table-cell>
          <table:table-cell table:formula="of:=[.N162]*[.O162]" office:value-type="float" office:value="234.74" calcext:value-type="float">
            <text:p>234.7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163]*[.O163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1-2 uM</text:p>
          </table:table-cell>
          <table:table-cell office:value-type="string" calcext:value-type="string">
            <text:p>Taylor</text:p>
          </table:table-cell>
          <table:table-cell table:number-columns-repeated="1005"/>
        </table:table-row>
        <table:table-row table:style-name="ro2">
          <table:table-cell table:number-columns-repeated="11"/>
          <table:table-cell office:value-type="string" calcext:value-type="string">
            <text:p>PKA</text:p>
          </table:table-cell>
          <table:table-cell table:number-columns-repeated="4"/>
          <table:table-cell table:formula="of:=SUM([.P166:.P174])" office:value-type="float" office:value="9520.86" calcext:value-type="float">
            <text:p>9520.86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KAcPDE10</text:p>
          </table:table-cell>
          <table:table-cell table:formula="of:=[.H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6]*[.O16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PDE10cAMP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7]*[.O16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</text:p>
          </table:table-cell>
          <table:table-cell table:formula="of:=[.H103]" office:value-type="float" office:value="9014.28" calcext:value-type="float">
            <text:p>9014.28</text:p>
          </table:table-cell>
          <table:table-cell office:value-type="float" office:value="1" calcext:value-type="float">
            <text:p>1</text:p>
          </table:table-cell>
          <table:table-cell table:formula="of:=[.N168]*[.O168]" office:value-type="float" office:value="9014.28" calcext:value-type="float">
            <text:p>9014.28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AMP2</text:p>
          </table:table-cell>
          <table:table-cell table:formula="of:=[.H104]" office:value-type="float" office:value="353.64" calcext:value-type="float">
            <text:p>353.64</text:p>
          </table:table-cell>
          <table:table-cell office:value-type="float" office:value="1" calcext:value-type="float">
            <text:p>1</text:p>
          </table:table-cell>
          <table:table-cell table:formula="of:=[.N169]*[.O169]" office:value-type="float" office:value="353.64" calcext:value-type="float">
            <text:p>353.6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AMP4</text:p>
          </table:table-cell>
          <table:table-cell table:formula="of:=[.H105]"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table:formula="of:=[.N170]*[.O170]" office:value-type="float" office:value="1.38" calcext:value-type="float">
            <text:p>1.38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Ac</text:p>
          </table:table-cell>
          <table:table-cell table:formula="of:=[.H106]" office:value-type="float" office:value="149.04" calcext:value-type="float">
            <text:p>149.04</text:p>
          </table:table-cell>
          <table:table-cell office:value-type="float" office:value="1" calcext:value-type="float">
            <text:p>1</text:p>
          </table:table-cell>
          <table:table-cell table:formula="of:=[.N171]*[.O171]" office:value-type="float" office:value="149.04" calcext:value-type="float">
            <text:p>149.0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Ar</text:p>
          </table:table-cell>
          <table:table-cell table:formula="of:=[.H107]" office:value-type="float" office:value="2.52" calcext:value-type="float">
            <text:p>2.52</text:p>
          </table:table-cell>
          <table:table-cell office:value-type="float" office:value="1" calcext:value-type="float">
            <text:p>1</text:p>
          </table:table-cell>
          <table:table-cell table:formula="of:=[.N172]*[.O172]" office:value-type="float" office:value="2.52" calcext:value-type="float">
            <text:p>2.5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32PKA</text:p>
          </table:table-cell>
          <table:table-cell table:formula="of:=[.H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3]*[.O17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KA</text:p>
          </table:table-cell>
          <table:table-cell table:formula="of:=[.H1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4]*[.O17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Pkc</text:p>
          </table:table-cell>
          <table:table-cell table:number-columns-repeated="4"/>
          <table:table-cell table:formula="of:=SUM([.P177:.P179])" office:value-type="float" office:value="750" calcext:value-type="float">
            <text:p>75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Pkc</text:p>
          </table:table-cell>
          <table:table-cell table:formula="of:=[.H80]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N177]*[.O177]"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cCa</text:p>
          </table:table-cell>
          <table:table-cell table:formula="of:=[.H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8]*[.O1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cCaDag</text:p>
          </table:table-cell>
          <table:table-cell table:formula="of:=[.H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9]*[.O1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8"/>
          <table:table-cell office:value-type="string" calcext:value-type="string">
            <text:p>falkenburger</text:p>
          </table:table-cell>
          <table:table-cell office:value-type="string" calcext:value-type="string">
            <text:p>different <text:s/>cell type; relative conc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 calcext:value-type="string">
            <text:p>Plc</text:p>
          </table:table-cell>
          <table:table-cell table:number-columns-repeated="4"/>
          <table:table-cell table:formula="of:=SUM([.P182:.P189])" office:value-type="float" office:value="1850" calcext:value-type="float">
            <text:p>185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Plc</text:p>
          </table:table-cell>
          <table:table-cell table:formula="of:=[.H58]"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table:formula="of:=[.N182]*[.O182]" office:value-type="float" office:value="1850" calcext:value-type="float">
            <text:p>185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3]*[.O1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Gaq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4]*[.O1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Gaq<text:span text:style-name="T1">(GTP)</text:span></text:p>
          </table:table-cell>
          <table:table-cell table:formula="of:=[.H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5]*[.O18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Pip2</text:p>
          </table:table-cell>
          <table:table-cell table:formula="of:=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6]*[.O18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GaqPip2</text:p>
          </table:table-cell>
          <table:table-cell table:formula="of:=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7]*[.O1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Dag</text:p>
          </table:table-cell>
          <table:table-cell table:formula="of:=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8]*[.O1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GaqDag</text:p>
          </table:table-cell>
          <table:table-cell table:formula="of:=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9]*[.O1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8"/>
          <table:table-cell office:value-type="string" calcext:value-type="string">
            <text:p>Uchigashima</text:p>
          </table:table-cell>
          <table:table-cell office:value-type="string" calcext:value-type="string">
            <text:p>relative to mGluR,PLC?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4" office:value-type="string" calcext:value-type="string">
            <text:p>Dgl</text:p>
          </table:table-cell>
          <table:table-cell table:number-columns-repeated="4"/>
          <table:table-cell table:formula="of:=SUM([.P192:.P194])" office:value-type="float" office:value="7700" calcext:value-type="float">
            <text:p>7700</text:p>
          </table:table-cell>
          <table:table-cell table:number-columns-repeated="2"/>
          <table:table-cell table:style-name="ce17" office:value-type="string" calcext:value-type="string">
            <text:p>[might want to do molecule #s here]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gl</text:p>
          </table:table-cell>
          <table:table-cell table:formula="of:=[.H74]"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table:formula="of:=[.N192]*[.O192]" office:value-type="float" office:value="6600" calcext:value-type="float">
            <text:p>660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CaDgl</text:p>
          </table:table-cell>
          <table:table-cell table:formula="of:=[.H75]"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[.N193]*[.O193]"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DagCaDgl</text:p>
          </table:table-cell>
          <table:table-cell table:formula="of:=[.H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94]*[.O19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7"/>
          <table:table-cell office:value-type="string" calcext:value-type="string">
            <text:p>160-600</text:p>
          </table:table-cell>
          <table:table-cell table:number-columns-repeated="1006"/>
        </table:table-row>
        <table:table-row table:style-name="ro2">
          <table:table-cell table:number-columns-repeated="11"/>
          <table:table-cell office:value-type="string" calcext:value-type="string">
            <text:p>Pip2</text:p>
          </table:table-cell>
          <table:table-cell table:number-columns-repeated="4"/>
          <table:table-cell table:formula="of:=SUM([.P197:.P199])" office:value-type="float" office:value="88800" calcext:value-type="float">
            <text:p>88800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ip2</text:p>
          </table:table-cell>
          <table:table-cell table:formula="of:=[.H62]" office:value-type="float" office:value="88800" calcext:value-type="float">
            <text:p>88800</text:p>
          </table:table-cell>
          <table:table-cell office:value-type="float" office:value="1" calcext:value-type="float">
            <text:p>1</text:p>
          </table:table-cell>
          <table:table-cell table:formula="of:=[.N197]*[.O197]" office:value-type="float" office:value="88800" calcext:value-type="float">
            <text:p>8880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Pip2</text:p>
          </table:table-cell>
          <table:table-cell table:formula="of:=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98]*[.O19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GaqPip2</text:p>
          </table:table-cell>
          <table:table-cell table:formula="of:=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99]*[.O19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Ip3</text:p>
          </table:table-cell>
          <table:table-cell table:number-columns-repeated="4"/>
          <table:table-cell table:formula="of:=SUM([.P202:.P204])" office:value-type="float" office:value="3700" calcext:value-type="float">
            <text:p>3700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Ip3</text:p>
          </table:table-cell>
          <table:table-cell table:formula="of:=[.H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2]*[.O20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Ip3degrad</text:p>
          </table:table-cell>
          <table:table-cell table:formula="of:=[.H73]"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  <table:table-cell table:formula="of:=[.N203]*[.O203]" office:value-type="float" office:value="2220" calcext:value-type="float">
            <text:p>222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Ip3degPIk</text:p>
          </table:table-cell>
          <table:table-cell table:formula="of:=[.H79]"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formula="of:=[.N204]*[.O204]" office:value-type="float" office:value="1480" calcext:value-type="float">
            <text:p>148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Dag</text:p>
          </table:table-cell>
          <table:table-cell table:number-columns-repeated="4"/>
          <table:table-cell table:formula="of:=SUM([.P207:.P211])" office:value-type="float" office:value="2590" calcext:value-type="float">
            <text:p>2590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Dag</text:p>
          </table:table-cell>
          <table:table-cell table:formula="of:=[.H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7]*[.O20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Dag</text:p>
          </table:table-cell>
          <table:table-cell table:formula="of:=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8]*[.O20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GaqDag</text:p>
          </table:table-cell>
          <table:table-cell table:formula="of:=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9]*[.O20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agK</text:p>
          </table:table-cell>
          <table:table-cell table:formula="of:=[.H69]"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N210]*[.O210]" office:value-type="float" office:value="2590" calcext:value-type="float">
            <text:p>259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agKdag</text:p>
          </table:table-cell>
          <table:table-cell table:formula="of:=[.H7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11]*[.O211]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000-00-00T00:00:01.713532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6:00:06.892133236</meta:creation-date>
    <dc:date>2015-05-22T13:55:37.740093809</dc:date>
    <meta:editing-duration>P9DT3H32M54S</meta:editing-duration>
    <meta:editing-cycles>53</meta:editing-cycles>
    <meta:generator>LibreOffice/4.1.3.2$Linux_X86_64 LibreOffice_project/410$Build-2</meta:generator>
    <meta:document-statistic meta:table-count="1" meta:cell-count="1321" meta:object-count="0"/>
  </office:meta>
</office:document-meta>
</file>